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666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208">
            <text:p>0.02</text:p>
          </table:table-cell>
          <table:table-cell>
            <draw:frame table:end-cell-address="1666Hz.R21" table:end-x="0.8669in" table:end-y="0.1465in" draw:z-index="0" draw:style-name="gr1" draw:text-style-name="P1" svg:width="13.774in" svg:height="3.5457in" svg:x="0.4283in" svg:y="0.1567in">
              <draw:object draw:notify-on-update-of-ranges="1666Hz.A1:1666Hz.A500 1666Hz.B1:1666Hz.B5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87">
            <text:p>0.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94">
            <text:p>0.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1">
            <text:p>0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71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83">
            <text:p>0.0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56">
            <text:p>0.0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09">
            <text:p>0.0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317">
            <text:p>0.0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261">
            <text:p>0.0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61">
            <text:p>0.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27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73">
            <text:p>0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303">
            <text:p>0.0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38">
            <text:p>0.0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319">
            <text:p>0.0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205">
            <text:p>0.0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32">
            <text:p>0.03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367">
            <text:p>0.0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91">
            <text:p>0.0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292">
            <text:p>0.0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243">
            <text:p>0.0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27">
            <text:p>0.0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0058">
            <text:p>-0.0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213">
            <text:p>0.0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0261">
            <text:p>-0.0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0307">
            <text:p>-0.0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046">
            <text:p>-0.0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0818">
            <text:p>-0.0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1223">
            <text:p>-0.1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1764">
            <text:p>-0.1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1988">
            <text:p>-0.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2486">
            <text:p>-0.2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3347">
            <text:p>-0.3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3433">
            <text:p>-0.3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4789">
            <text:p>-0.4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5321">
            <text:p>-0.5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6566">
            <text:p>-0.6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746">
            <text:p>-0.7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7714">
            <text:p>-0.7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7964">
            <text:p>-0.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7643">
            <text:p>-0.76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6565">
            <text:p>-0.6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6545">
            <text:p>-0.6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5027">
            <text:p>-0.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3914">
            <text:p>-0.39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4168">
            <text:p>-0.4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3433">
            <text:p>-0.34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3324">
            <text:p>-0.3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2302">
            <text:p>-0.2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2395">
            <text:p>-0.2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1599">
            <text:p>-0.16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0571">
            <text:p>-0.0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0.0569">
            <text:p>-0.0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0.0945">
            <text:p>-0.09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261">
            <text:p>0.0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023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747">
            <text:p>0.07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036">
            <text:p>0.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858">
            <text:p>0.09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387">
            <text:p>0.1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818">
            <text:p>0.1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46">
            <text:p>0.0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899">
            <text:p>0.19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916">
            <text:p>0.09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184">
            <text:p>0.1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764">
            <text:p>0.0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0097">
            <text:p>-0.0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868">
            <text:p>0.09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618">
            <text:p>0.0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0211">
            <text:p>-0.0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0739">
            <text:p>-0.07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1167">
            <text:p>-0.1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1286">
            <text:p>-0.1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151">
            <text:p>0.2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041">
            <text:p>0.4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409">
            <text:p>0.4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201">
            <text:p>0.4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4819">
            <text:p>0.4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5409">
            <text:p>0.5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6981">
            <text:p>0.7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7841">
            <text:p>0.7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799">
            <text:p>0.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8427">
            <text:p>0.8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8367">
            <text:p>0.8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7473">
            <text:p>0.75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6321">
            <text:p>0.6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5814">
            <text:p>0.5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4747">
            <text:p>0.4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4187">
            <text:p>0.42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3195">
            <text:p>0.3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357">
            <text:p>0.24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836">
            <text:p>0.1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779">
            <text:p>0.0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491">
            <text:p>0.0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403">
            <text:p>0.0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366">
            <text:p>0.04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0.006">
            <text:p>-0.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0.008">
            <text:p>-0.0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008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0152">
            <text:p>-0.0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0385">
            <text:p>-0.04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0124">
            <text:p>-0.0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0.0077">
            <text:p>-0.0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0.0089">
            <text:p>-0.0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269">
            <text:p>0.0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319">
            <text:p>0.03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281">
            <text:p>0.03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119">
            <text:p>0.0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276">
            <text:p>0.0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341">
            <text:p>0.03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077">
            <text:p>0.0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0091">
            <text:p>-0.0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0341">
            <text:p>-0.03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0.0393">
            <text:p>-0.0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0.0288">
            <text:p>-0.03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261">
            <text:p>-0.03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0191">
            <text:p>-0.0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0178">
            <text:p>-0.02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0069">
            <text:p>-0.0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0.0013">
            <text:p>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003">
            <text:p>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106">
            <text:p>0.0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446">
            <text:p>0.0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472">
            <text:p>0.0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21">
            <text:p>0.0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0002">
            <text:p>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18">
            <text:p>0.0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531">
            <text:p>0.0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145">
            <text:p>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082">
            <text:p>0.0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0092">
            <text:p>-0.0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0305">
            <text:p>-0.0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0.0383">
            <text:p>-0.04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0.026">
            <text:p>-0.03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0.0151">
            <text:p>-0.02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0007">
            <text:p>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0091">
            <text:p>-0.0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0172">
            <text:p>-0.0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0071">
            <text:p>-0.0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0.0011">
            <text:p>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0.0102">
            <text:p>-0.0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0.0151">
            <text:p>-0.02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0.0029">
            <text:p>0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69">
            <text:p>0.0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264">
            <text:p>0.0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69">
            <text:p>0.0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89">
            <text:p>0.01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142">
            <text:p>0.0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08">
            <text:p>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0094">
            <text:p>-0.0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128">
            <text:p>-0.0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051">
            <text:p>-0.0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025">
            <text:p>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98">
            <text:p>0.0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097">
            <text:p>0.01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316">
            <text:p>0.0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167">
            <text:p>-0.0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263">
            <text:p>-0.03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158">
            <text:p>-0.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32">
            <text:p>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11">
            <text:p>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25">
            <text:p>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285">
            <text:p>0.03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58">
            <text:p>0.04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85">
            <text:p>0.0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92">
            <text:p>0.0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034">
            <text:p>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28">
            <text:p>-0.03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413">
            <text:p>-0.0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382">
            <text:p>-0.0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345">
            <text:p>-0.03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18">
            <text:p>-0.0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74">
            <text:p>-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314">
            <text:p>0.03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295">
            <text:p>0.03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52">
            <text:p>0.0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461">
            <text:p>0.0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039">
            <text:p>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112">
            <text:p>-0.0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193">
            <text:p>-0.0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216">
            <text:p>-0.0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169">
            <text:p>-0.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87">
            <text:p>0.0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242">
            <text:p>0.0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</table:table-row>
      </table:table>
      <table:table table:name="104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45">
            <text:p>0.05</text:p>
          </table:table-cell>
          <table:table-cell>
            <draw:frame table:end-cell-address="104Hz.R21" table:end-x="0.8669in" table:end-y="0.1465in" draw:z-index="0" draw:style-name="gr1" draw:text-style-name="P1" svg:width="13.774in" svg:height="3.5457in" svg:x="0.4283in" svg:y="0.1567in">
              <draw:object draw:notify-on-update-of-ranges="104Hz.A1:104Hz.A500 104Hz.B1:104Hz.B5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08">
            <text:p>0.0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42">
            <text:p>0.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16">
            <text:p>0.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61">
            <text:p>0.0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7">
            <text:p>0.0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97">
            <text:p>0.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82">
            <text:p>0.0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7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039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164">
            <text:p>-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083">
            <text:p>-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94">
            <text:p>0.0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319">
            <text:p>0.0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018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522">
            <text:p>0.0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91">
            <text:p>0.0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99">
            <text:p>0.0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26">
            <text:p>0.0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407">
            <text:p>0.0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502">
            <text:p>0.0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591">
            <text:p>0.0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388">
            <text:p>0.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91">
            <text:p>0.0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289">
            <text:p>0.0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156">
            <text:p>0.0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226">
            <text:p>0.0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136">
            <text:p>0.0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87">
            <text:p>0.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0.0005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0.0061">
            <text:p>-0.0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247">
            <text:p>0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303">
            <text:p>0.0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286">
            <text:p>0.0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0.0051">
            <text:p>-0.0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0.0124">
            <text:p>-0.0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0.0008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43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066">
            <text:p>0.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11">
            <text:p>0.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299">
            <text:p>0.0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308">
            <text:p>0.0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019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019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069">
            <text:p>0.0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328">
            <text:p>0.0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231">
            <text:p>0.0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399">
            <text:p>0.04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225">
            <text:p>0.0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173">
            <text:p>0.0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095">
            <text:p>0.0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271">
            <text:p>0.0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123">
            <text:p>0.0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126">
            <text:p>0.0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111">
            <text:p>0.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204">
            <text:p>0.02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325">
            <text:p>0.0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457">
            <text:p>0.05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558">
            <text:p>0.0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497">
            <text:p>0.0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321">
            <text:p>0.0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232">
            <text:p>0.0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003">
            <text:p>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0155">
            <text:p>-0.0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0206">
            <text:p>-0.0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008">
            <text:p>-0.0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0061">
            <text:p>-0.0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0073">
            <text:p>-0.0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0062">
            <text:p>-0.0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0067">
            <text:p>-0.0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316">
            <text:p>0.0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0036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21">
            <text:p>0.0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248">
            <text:p>0.02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0.0108">
            <text:p>-0.0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0.0162">
            <text:p>-0.0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0.0255">
            <text:p>-0.0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0.0316">
            <text:p>-0.03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0.0295">
            <text:p>-0.03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0.0294">
            <text:p>-0.0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0.0373">
            <text:p>-0.04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0.0566">
            <text:p>-0.0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0.0761">
            <text:p>-0.0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1005">
            <text:p>-0.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0.1924">
            <text:p>-0.19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0.2558">
            <text:p>-0.2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0.3285">
            <text:p>-0.3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3899">
            <text:p>-0.3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431">
            <text:p>-0.43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4855">
            <text:p>-0.49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5695">
            <text:p>-0.57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0.6619">
            <text:p>-0.66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0.7656">
            <text:p>-0.77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0.858">
            <text:p>-0.8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0.9168">
            <text:p>-0.9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0.9386">
            <text:p>-0.9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0.8876">
            <text:p>-0.8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0.8182">
            <text:p>-0.82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0.7138">
            <text:p>-0.7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0.5966">
            <text:p>-0.6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0.5036">
            <text:p>-0.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0.427">
            <text:p>-0.4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0.3784">
            <text:p>-0.38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0.3024">
            <text:p>-0.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0.3046">
            <text:p>-0.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0.221">
            <text:p>-0.2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0.1089">
            <text:p>-0.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0.0039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282">
            <text:p>0.0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326">
            <text:p>0.03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0.0112">
            <text:p>-0.0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0.0319">
            <text:p>-0.03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538">
            <text:p>0.0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533">
            <text:p>0.0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916">
            <text:p>0.0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802">
            <text:p>0.1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34">
            <text:p>0.23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86">
            <text:p>0.09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441">
            <text:p>0.04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314">
            <text:p>0.13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452">
            <text:p>0.25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54">
            <text:p>0.2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291">
            <text:p>0.23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3759">
            <text:p>0.3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5106">
            <text:p>0.5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4921">
            <text:p>0.49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4723">
            <text:p>0.4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733">
            <text:p>0.57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6752">
            <text:p>0.68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8862">
            <text:p>0.89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9548">
            <text:p>0.9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9453">
            <text:p>0.95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9486">
            <text:p>0.95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9328">
            <text:p>0.9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8617">
            <text:p>0.8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7594">
            <text:p>0.76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6515">
            <text:p>0.6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5335">
            <text:p>0.53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4802">
            <text:p>0.4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3752">
            <text:p>0.38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398">
            <text:p>0.24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97">
            <text:p>0.17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358">
            <text:p>0.14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93">
            <text:p>0.09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359">
            <text:p>0.0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-0.0174">
            <text:p>-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-0.0058">
            <text:p>-0.0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0.0234">
            <text:p>-0.02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0.0188">
            <text:p>-0.0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0.0223">
            <text:p>-0.02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043">
            <text:p>-0.0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0203">
            <text:p>-0.0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0354">
            <text:p>-0.0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0189">
            <text:p>-0.02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0.0256">
            <text:p>-0.03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0117">
            <text:p>-0.0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0068">
            <text:p>-0.01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0046">
            <text:p>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0.016">
            <text:p>-0.0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303">
            <text:p>0.03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404">
            <text:p>0.0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509">
            <text:p>0.05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274">
            <text:p>0.03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447">
            <text:p>0.0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455">
            <text:p>0.0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376">
            <text:p>0.04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189">
            <text:p>0.02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0.0321">
            <text:p>-0.03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0.0416">
            <text:p>-0.0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0.0246">
            <text:p>-0.0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0227">
            <text:p>-0.0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0216">
            <text:p>-0.02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0069">
            <text:p>-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047">
            <text:p>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154">
            <text:p>0.02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169">
            <text:p>0.02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294">
            <text:p>0.03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353">
            <text:p>0.0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231">
            <text:p>0.02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8">
            <text:p>0.0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133">
            <text:p>0.0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38">
            <text:p>0.04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333">
            <text:p>0.03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21">
            <text:p>0.02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314">
            <text:p>0.0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322">
            <text:p>0.0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194">
            <text:p>0.02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204">
            <text:p>0.0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216">
            <text:p>0.0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98">
            <text:p>0.0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103">
            <text:p>0.0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15">
            <text:p>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89">
            <text:p>0.0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0044">
            <text:p>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0.0066">
            <text:p>-0.0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08">
            <text:p>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042">
            <text:p>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11">
            <text:p>0.0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247">
            <text:p>0.0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235">
            <text:p>0.0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282">
            <text:p>0.03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244">
            <text:p>0.0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176">
            <text:p>0.0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137">
            <text:p>0.01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084">
            <text:p>0.0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117">
            <text:p>0.01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116">
            <text:p>0.0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0053">
            <text:p>-0.0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05">
            <text:p>0.0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037">
            <text:p>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015">
            <text:p>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088">
            <text:p>0.0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003">
            <text:p>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78">
            <text:p>-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97">
            <text:p>-0.0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38">
            <text:p>0.0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436">
            <text:p>0.04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239">
            <text:p>0.02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049">
            <text:p>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003">
            <text:p>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261">
            <text:p>0.03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48">
            <text:p>0.02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198">
            <text:p>0.0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188">
            <text:p>0.02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065">
            <text:p>0.0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175">
            <text:p>-0.0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127">
            <text:p>0.0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195">
            <text:p>0.02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299">
            <text:p>0.03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95">
            <text:p>0.01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227">
            <text:p>0.02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172">
            <text:p>0.02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32">
            <text:p>0.0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225">
            <text:p>0.02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0058">
            <text:p>-0.0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65">
            <text:p>0.0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0.001">
            <text:p>0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383">
            <text:p>0.04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-0.0117">
            <text:p>-0.0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0.0067">
            <text:p>-0.01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033">
            <text:p>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278">
            <text:p>0.03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304">
            <text:p>0.03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328">
            <text:p>0.03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-0.0052">
            <text:p>-0.01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-0.0105">
            <text:p>-0.0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098">
            <text:p>0.01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198">
            <text:p>0.02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92">
            <text:p>0.01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016">
            <text:p>0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141">
            <text:p>0.01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066">
            <text:p>0.01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263">
            <text:p>0.03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/>
          <table:table-cell office:value-type="float" office:value="0.0161">
            <text:p>0.02</text:p>
          </table:table-cell>
          <table:table-cell/>
        </table:table-row>
        <table:table-row table:style-name="ro1">
          <table:table-cell/>
          <table:table-cell office:value-type="float" office:value="0.0209">
            <text:p>0.02</text:p>
          </table:table-cell>
          <table:table-cell/>
        </table:table-row>
        <table:table-row table:style-name="ro1">
          <table:table-cell/>
          <table:table-cell office:value-type="float" office:value="0.0271">
            <text:p>0.03</text:p>
          </table:table-cell>
          <table:table-cell/>
        </table:table-row>
        <table:table-row table:style-name="ro1">
          <table:table-cell/>
          <table:table-cell office:value-type="float" office:value="0.0236">
            <text:p>0.02</text:p>
          </table:table-cell>
          <table:table-cell/>
        </table:table-row>
        <table:table-row table:style-name="ro1">
          <table:table-cell/>
          <table:table-cell office:value-type="float" office:value="0.0237">
            <text:p>0.02</text:p>
          </table:table-cell>
          <table:table-cell/>
        </table:table-row>
        <table:table-row table:style-name="ro1">
          <table:table-cell/>
          <table:table-cell office:value-type="float" office:value="0.0287">
            <text:p>0.03</text:p>
          </table:table-cell>
          <table:table-cell/>
        </table:table-row>
        <table:table-row table:style-name="ro1">
          <table:table-cell/>
          <table:table-cell office:value-type="float" office:value="0.0344">
            <text:p>0.03</text:p>
          </table:table-cell>
          <table:table-cell/>
        </table:table-row>
        <table:table-row table:style-name="ro1">
          <table:table-cell/>
          <table:table-cell office:value-type="float" office:value="0.03">
            <text:p>0.03</text:p>
          </table:table-cell>
          <table:table-cell/>
        </table:table-row>
        <table:table-row table:style-name="ro1">
          <table:table-cell/>
          <table:table-cell office:value-type="float" office:value="0.0239">
            <text:p>0.02</text:p>
          </table:table-cell>
          <table:table-cell/>
        </table:table-row>
        <table:table-row table:style-name="ro1">
          <table:table-cell/>
          <table:table-cell office:value-type="float" office:value="0.0293">
            <text:p>0.03</text:p>
          </table:table-cell>
          <table:table-cell/>
        </table:table-row>
        <table:table-row table:style-name="ro1">
          <table:table-cell/>
          <table:table-cell office:value-type="float" office:value="0.0386">
            <text:p>0.04</text:p>
          </table:table-cell>
          <table:table-cell/>
        </table:table-row>
        <table:table-row table:style-name="ro1">
          <table:table-cell/>
          <table:table-cell office:value-type="float" office:value="0.0437">
            <text:p>0.04</text:p>
          </table:table-cell>
          <table:table-cell/>
        </table:table-row>
      </table:table>
      <table:table table:name="52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65">
            <text:p>0.02</text:p>
          </table:table-cell>
          <table:table-cell>
            <draw:frame table:end-cell-address="52Hz.R21" table:end-x="0.8669in" table:end-y="0.1465in" draw:z-index="0" draw:style-name="gr1" draw:text-style-name="P1" svg:width="13.774in" svg:height="3.5457in" svg:x="0.4283in" svg:y="0.1567in">
              <draw:object draw:notify-on-update-of-ranges="52Hz.A1:52Hz.A500 52Hz.B1:52Hz.B5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65">
            <text:p>0.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08">
            <text:p>0.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63">
            <text:p>0.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63">
            <text:p>0.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67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56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78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78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71">
            <text:p>0.0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71">
            <text:p>0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3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99">
            <text:p>0.0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214">
            <text:p>0.0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183">
            <text:p>0.0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86">
            <text:p>0.0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09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09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44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01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01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76">
            <text:p>0.0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76">
            <text:p>0.0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106">
            <text:p>0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06">
            <text:p>0.0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0.0089">
            <text:p>-0.0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0.0089">
            <text:p>-0.0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0351">
            <text:p>-0.0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0.0351">
            <text:p>-0.0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0.0483">
            <text:p>-0.0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0.0483">
            <text:p>-0.0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0.1004">
            <text:p>-0.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0.1004">
            <text:p>-0.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0.2088">
            <text:p>-0.2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0.2088">
            <text:p>-0.2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0.2885">
            <text:p>-0.2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0.2885">
            <text:p>-0.2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0.4225">
            <text:p>-0.4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0.4225">
            <text:p>-0.4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0.5656">
            <text:p>-0.5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0.5656">
            <text:p>-0.5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0.7242">
            <text:p>-0.7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0.7909">
            <text:p>-0.79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0.7909">
            <text:p>-0.7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0.731">
            <text:p>-0.7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0.731">
            <text:p>-0.7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0.5831">
            <text:p>-0.5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0.5831">
            <text:p>-0.5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0.4509">
            <text:p>-0.4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0.4509">
            <text:p>-0.4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0.3752">
            <text:p>-0.3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0.3752">
            <text:p>-0.3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0.2891">
            <text:p>-0.2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0.2891">
            <text:p>-0.2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0.2169">
            <text:p>-0.2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0.2169">
            <text:p>-0.2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0133">
            <text:p>-0.0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96">
            <text:p>0.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996">
            <text:p>0.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445">
            <text:p>0.1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445">
            <text:p>0.1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3633">
            <text:p>0.3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3633">
            <text:p>0.3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462">
            <text:p>0.4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62">
            <text:p>0.46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3155">
            <text:p>0.3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3232">
            <text:p>0.3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3232">
            <text:p>0.32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898">
            <text:p>0.29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898">
            <text:p>0.2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79">
            <text:p>0.2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79">
            <text:p>0.2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4215">
            <text:p>0.4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4215">
            <text:p>0.4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355">
            <text:p>0.3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355">
            <text:p>0.36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3732">
            <text:p>0.3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3732">
            <text:p>0.37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4385">
            <text:p>0.4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4385">
            <text:p>0.4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61">
            <text:p>0.6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61">
            <text:p>0.6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6213">
            <text:p>0.6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6213">
            <text:p>0.6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881">
            <text:p>0.5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5881">
            <text:p>0.5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4019">
            <text:p>0.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4019">
            <text:p>0.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304">
            <text:p>0.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304">
            <text:p>0.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868">
            <text:p>0.1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868">
            <text:p>0.1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923">
            <text:p>0.0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923">
            <text:p>0.0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11">
            <text:p>0.0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0289">
            <text:p>-0.03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0289">
            <text:p>-0.03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0774">
            <text:p>-0.08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0774">
            <text:p>-0.0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0842">
            <text:p>-0.0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0842">
            <text:p>-0.0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0334">
            <text:p>-0.0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0334">
            <text:p>-0.0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0153">
            <text:p>-0.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0153">
            <text:p>-0.0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0185">
            <text:p>-0.0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0.0185">
            <text:p>-0.0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0.0197">
            <text:p>-0.02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0.0197">
            <text:p>-0.0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171">
            <text:p>0.0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304">
            <text:p>0.0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04">
            <text:p>0.03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408">
            <text:p>0.0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408">
            <text:p>0.0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203">
            <text:p>0.0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302">
            <text:p>0.03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0.0019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003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003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0051">
            <text:p>-0.0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0051">
            <text:p>-0.01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249">
            <text:p>0.02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249">
            <text:p>0.02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143">
            <text:p>0.0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0.0052">
            <text:p>-0.0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0.0052">
            <text:p>-0.0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0.0125">
            <text:p>-0.0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0.0125">
            <text:p>-0.0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0.0033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0.0036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0.0036">
            <text:p>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0255">
            <text:p>-0.0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0255">
            <text:p>-0.0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0255">
            <text:p>-0.0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0123">
            <text:p>-0.0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0.0123">
            <text:p>-0.0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0.0123">
            <text:p>-0.0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66">
            <text:p>-0.0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66">
            <text:p>-0.0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66">
            <text:p>-0.0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175">
            <text:p>-0.0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225">
            <text:p>0.02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58">
            <text:p>-0.01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65">
            <text:p>0.0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001">
            <text:p>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383">
            <text:p>0.0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-0.0117">
            <text:p>-0.0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-0.0067">
            <text:p>-0.01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33">
            <text:p>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278">
            <text:p>0.03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304">
            <text:p>0.03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328">
            <text:p>0.03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0.0052">
            <text:p>-0.0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-0.0105">
            <text:p>-0.01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098">
            <text:p>0.01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198">
            <text:p>0.0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092">
            <text:p>0.0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016">
            <text:p>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141">
            <text:p>0.01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66">
            <text:p>0.01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263">
            <text:p>0.03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271">
            <text:p>0.03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287">
            <text:p>0.0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239">
            <text:p>0.0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293">
            <text:p>0.03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386">
            <text:p>0.0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437">
            <text:p>0.04</text:p>
          </table:table-cell>
          <table:table-cell/>
        </table:table-row>
      </table:table>
      <table:table table:name="26H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0.0191">
            <text:p>-0.02</text:p>
          </table:table-cell>
          <table:table-cell>
            <draw:frame table:end-cell-address="26Hz.R21" table:end-x="0.8669in" table:end-y="0.1465in" draw:z-index="0" draw:style-name="gr1" draw:text-style-name="P1" svg:width="13.774in" svg:height="3.5457in" svg:x="0.4283in" svg:y="0.1567in">
              <draw:object draw:notify-on-update-of-ranges="26Hz.A1:26Hz.A500 26Hz.B1:26Hz.B5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191">
            <text:p>-0.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191">
            <text:p>-0.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191">
            <text:p>-0.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65">
            <text:p>0.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91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99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81">
            <text:p>0.0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88">
            <text:p>0.0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14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59">
            <text:p>0.0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206">
            <text:p>0.0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241">
            <text:p>0.0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67">
            <text:p>0.0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259">
            <text:p>0.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215">
            <text:p>0.0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325">
            <text:p>0.0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325">
            <text:p>0.0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325">
            <text:p>0.0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325">
            <text:p>0.0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105">
            <text:p>0.0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159">
            <text:p>0.0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095">
            <text:p>0.0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095">
            <text:p>0.0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95">
            <text:p>0.0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095">
            <text:p>0.0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272">
            <text:p>0.0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053">
            <text:p>0.0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0.0075">
            <text:p>-0.0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0075">
            <text:p>-0.0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0075">
            <text:p>-0.0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0075">
            <text:p>-0.01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0173">
            <text:p>-0.0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0173">
            <text:p>-0.0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0173">
            <text:p>-0.0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.0173">
            <text:p>-0.0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0405">
            <text:p>-0.0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0405">
            <text:p>-0.0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0405">
            <text:p>-0.0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1105">
            <text:p>-0.1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1105">
            <text:p>-0.1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1105">
            <text:p>-0.1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1105">
            <text:p>-0.1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1816">
            <text:p>-0.1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1816">
            <text:p>-0.1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1816">
            <text:p>-0.1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1816">
            <text:p>-0.1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3622">
            <text:p>-0.3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3622">
            <text:p>-0.3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3622">
            <text:p>-0.3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3622">
            <text:p>-0.3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5925">
            <text:p>-0.5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5925">
            <text:p>-0.5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5925">
            <text:p>-0.5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5925">
            <text:p>-0.5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6445">
            <text:p>-0.64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6445">
            <text:p>-0.6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6445">
            <text:p>-0.64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6445">
            <text:p>-0.6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5103">
            <text:p>-0.5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5103">
            <text:p>-0.5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5103">
            <text:p>-0.5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5103">
            <text:p>-0.51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2005">
            <text:p>-0.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2005">
            <text:p>-0.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2005">
            <text:p>-0.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0.2005">
            <text:p>-0.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0.1129">
            <text:p>-0.1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0.1129">
            <text:p>-0.1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0.1129">
            <text:p>-0.11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0.1187">
            <text:p>-0.1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0.1187">
            <text:p>-0.1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0.1187">
            <text:p>-0.1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0.1187">
            <text:p>-0.12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632">
            <text:p>0.26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2632">
            <text:p>0.26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632">
            <text:p>0.2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632">
            <text:p>0.2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2662">
            <text:p>0.27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662">
            <text:p>0.27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662">
            <text:p>0.27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662">
            <text:p>0.2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3175">
            <text:p>0.3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3175">
            <text:p>0.3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3175">
            <text:p>0.32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3175">
            <text:p>0.3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3549">
            <text:p>0.3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3549">
            <text:p>0.3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3549">
            <text:p>0.35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3549">
            <text:p>0.3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4592">
            <text:p>0.4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4592">
            <text:p>0.4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4592">
            <text:p>0.4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4592">
            <text:p>0.4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4429">
            <text:p>0.4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4429">
            <text:p>0.4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4429">
            <text:p>0.4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3259">
            <text:p>0.3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3259">
            <text:p>0.33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3259">
            <text:p>0.3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3259">
            <text:p>0.33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864">
            <text:p>0.29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2864">
            <text:p>0.29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864">
            <text:p>0.2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864">
            <text:p>0.29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102">
            <text:p>0.1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102">
            <text:p>0.1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102">
            <text:p>0.1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102">
            <text:p>0.11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543">
            <text:p>0.0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543">
            <text:p>0.0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543">
            <text:p>0.05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543">
            <text:p>0.05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0.0099">
            <text:p>-0.0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0012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0.0394">
            <text:p>-0.0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0.0338">
            <text:p>-0.03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0.0145">
            <text:p>-0.0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153">
            <text:p>0.0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0.0118">
            <text:p>-0.01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0255">
            <text:p>-0.0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0255">
            <text:p>-0.0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0255">
            <text:p>-0.0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004">
            <text:p>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134">
            <text:p>0.01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0.0272">
            <text:p>-0.03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0252">
            <text:p>-0.03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148">
            <text:p>0.0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0113">
            <text:p>-0.0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0301">
            <text:p>-0.03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0127">
            <text:p>-0.0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0201">
            <text:p>-0.02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0123">
            <text:p>-0.0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0.0123">
            <text:p>-0.0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0.0123">
            <text:p>-0.0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0.0196">
            <text:p>-0.0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0358">
            <text:p>-0.0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0035">
            <text:p>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0122">
            <text:p>-0.0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0235">
            <text:p>-0.02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078">
            <text:p>0.0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023">
            <text:p>-0.0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0168">
            <text:p>-0.0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0243">
            <text:p>-0.02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036">
            <text:p>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32">
            <text:p>0.0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0205">
            <text:p>-0.02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66">
            <text:p>-0.0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0066">
            <text:p>-0.0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0066">
            <text:p>-0.0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121">
            <text:p>-0.0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84">
            <text:p>-0.0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0129">
            <text:p>-0.01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0163">
            <text:p>-0.0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0236">
            <text:p>-0.02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0156">
            <text:p>-0.0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0194">
            <text:p>-0.02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0175">
            <text:p>-0.02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225">
            <text:p>0.02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39">
            <text:p>0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0058">
            <text:p>-0.01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65">
            <text:p>0.0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177">
            <text:p>0.02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155">
            <text:p>0.0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186">
            <text:p>0.02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197">
            <text:p>0.02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275">
            <text:p>0.03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305">
            <text:p>0.03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58">
            <text:p>0.0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51">
            <text:p>0.0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13">
            <text:p>0.01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001">
            <text:p>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115">
            <text:p>0.01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228">
            <text:p>0.02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383">
            <text:p>0.04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208">
            <text:p>0.02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109">
            <text:p>0.01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128">
            <text:p>0.0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144">
            <text:p>0.01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152">
            <text:p>0.0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75">
            <text:p>0.0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28">
            <text:p>0.0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166">
            <text:p>0.02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114">
            <text:p>0.0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182">
            <text:p>0.0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045">
            <text:p>0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0.009">
            <text:p>-0.01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-0.0117">
            <text:p>-0.0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-0.0067">
            <text:p>-0.01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33">
            <text:p>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164">
            <text:p>0.0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12">
            <text:p>0.01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23">
            <text:p>0.02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278">
            <text:p>0.03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304">
            <text:p>0.03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328">
            <text:p>0.03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254">
            <text:p>0.03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158">
            <text:p>0.0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217">
            <text:p>0.0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16">
            <text:p>0.02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184">
            <text:p>0.0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0.0052">
            <text:p>-0.0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-0.0105">
            <text:p>-0.01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219">
            <text:p>0.02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062">
            <text:p>0.0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0.0001">
            <text:p>0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098">
            <text:p>0.01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198">
            <text:p>0.0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149">
            <text:p>0.0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252">
            <text:p>0.03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006">
            <text:p>0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07">
            <text:p>0.0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122">
            <text:p>0.01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125">
            <text:p>0.01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06">
            <text:p>0.01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055">
            <text:p>0.0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138">
            <text:p>0.0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175">
            <text:p>0.02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224">
            <text:p>0.0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193">
            <text:p>0.0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139">
            <text:p>0.01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15">
            <text:p>0.02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163">
            <text:p>0.0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202">
            <text:p>0.0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222">
            <text:p>0.0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245">
            <text:p>0.0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255">
            <text:p>0.0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221">
            <text:p>0.0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324">
            <text:p>0.0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256">
            <text:p>0.03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094">
            <text:p>0.01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092">
            <text:p>0.0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064">
            <text:p>0.01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016">
            <text:p>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093">
            <text:p>0.0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131">
            <text:p>0.01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041">
            <text:p>0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102">
            <text:p>0.0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141">
            <text:p>0.01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031">
            <text:p>0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021">
            <text:p>0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048">
            <text:p>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066">
            <text:p>0.01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034">
            <text:p>0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104">
            <text:p>0.01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121">
            <text:p>0.01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147">
            <text:p>0.01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263">
            <text:p>0.03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25">
            <text:p>0.03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181">
            <text:p>0.02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161">
            <text:p>0.02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209">
            <text:p>0.0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271">
            <text:p>0.03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236">
            <text:p>0.0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37">
            <text:p>0.02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287">
            <text:p>0.0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344">
            <text:p>0.03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239">
            <text:p>0.0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293">
            <text:p>0.03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386">
            <text:p>0.04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437">
            <text:p>0.04</text:p>
          </table:table-cell>
          <table:table-cell/>
        </table:table-row>
      </table:table>
      <table:table table:name="scratch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222">
            <text:p>0.02</text:p>
          </table:table-cell>
          <table:table-cell office:value-type="float" office:value="332.486">
            <text:p>332.49</text:p>
          </table:table-cell>
        </table:table-row>
        <table:table-row table:style-name="ro1">
          <table:table-cell office:value-type="float" office:value="0.0283">
            <text:p>0.03</text:p>
          </table:table-cell>
          <table:table-cell office:value-type="float" office:value="335.5905">
            <text:p>335.59</text:p>
          </table:table-cell>
        </table:table-row>
        <table:table-row table:style-name="ro1">
          <table:table-cell office:value-type="float" office:value="0.0283">
            <text:p>0.03</text:p>
          </table:table-cell>
          <table:table-cell office:value-type="float" office:value="340.1101">
            <text:p>340.11</text:p>
          </table:table-cell>
        </table:table-row>
        <table:table-row table:style-name="ro1">
          <table:table-cell office:value-type="float" office:value="0.0264">
            <text:p>0.03</text:p>
          </table:table-cell>
          <table:table-cell office:value-type="float" office:value="345.7193">
            <text:p>345.72</text:p>
          </table:table-cell>
        </table:table-row>
        <table:table-row table:style-name="ro1">
          <table:table-cell office:value-type="float" office:value="0.0264">
            <text:p>0.03</text:p>
          </table:table-cell>
          <table:table-cell office:value-type="float" office:value="352.298">
            <text:p>352.3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358.6671">
            <text:p>358.67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364.8312">
            <text:p>364.83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369.98">
            <text:p>369.98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374.1996">
            <text:p>374.2</text:p>
          </table:table-cell>
        </table:table-row>
        <table:table-row table:style-name="ro1">
          <table:table-cell office:value-type="float" office:value="-0.0014">
            <text:p>0</text:p>
          </table:table-cell>
          <table:table-cell office:value-type="float" office:value="376.9426">
            <text:p>376.94</text:p>
          </table:table-cell>
        </table:table-row>
        <table:table-row table:style-name="ro1">
          <table:table-cell office:value-type="float" office:value="-0.0014">
            <text:p>0</text:p>
          </table:table-cell>
          <table:table-cell office:value-type="float" office:value="378.346">
            <text:p>378.35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378.7791">
            <text:p>378.78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378.3355">
            <text:p>378.34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377.4321">
            <text:p>377.43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376.1159">
            <text:p>376.12</text:p>
          </table:table-cell>
        </table:table-row>
        <table:table-row table:style-name="ro1">
          <table:table-cell office:value-type="float" office:value="-0.0038">
            <text:p>0</text:p>
          </table:table-cell>
          <table:table-cell office:value-type="float" office:value="373.6488">
            <text:p>373.65</text:p>
          </table:table-cell>
        </table:table-row>
        <table:table-row table:style-name="ro1">
          <table:table-cell office:value-type="float" office:value="-0.0038">
            <text:p>0</text:p>
          </table:table-cell>
          <table:table-cell office:value-type="float" office:value="370.1492">
            <text:p>370.15</text:p>
          </table:table-cell>
        </table:table-row>
        <table:table-row table:style-name="ro1">
          <table:table-cell office:value-type="float" office:value="-0.0062">
            <text:p>-0.01</text:p>
          </table:table-cell>
          <table:table-cell office:value-type="float" office:value="365.5062">
            <text:p>365.51</text:p>
          </table:table-cell>
        </table:table-row>
        <table:table-row table:style-name="ro1">
          <table:table-cell office:value-type="float" office:value="-0.0062">
            <text:p>-0.01</text:p>
          </table:table-cell>
          <table:table-cell office:value-type="float" office:value="359.8429">
            <text:p>359.84</text:p>
          </table:table-cell>
        </table:table-row>
        <table:table-row table:style-name="ro1">
          <table:table-cell office:value-type="float" office:value="-0.0133">
            <text:p>-0.01</text:p>
          </table:table-cell>
          <table:table-cell office:value-type="float" office:value="352.6344">
            <text:p>352.63</text:p>
          </table:table-cell>
        </table:table-row>
        <table:table-row table:style-name="ro1">
          <table:table-cell office:value-type="float" office:value="-0.0133">
            <text:p>-0.01</text:p>
          </table:table-cell>
          <table:table-cell office:value-type="float" office:value="344.0493">
            <text:p>344.05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335.95">
            <text:p>335.95</text:p>
          </table:table-cell>
        </table:table-row>
        <table:table-row table:style-name="ro1">
          <table:table-cell office:value-type="float" office:value="-0.0022">
            <text:p>0</text:p>
          </table:table-cell>
          <table:table-cell office:value-type="float" office:value="327.6047">
            <text:p>327.6</text:p>
          </table:table-cell>
        </table:table-row>
        <table:table-row table:style-name="ro1">
          <table:table-cell office:value-type="float" office:value="-0.0022">
            <text:p>0</text:p>
          </table:table-cell>
          <table:table-cell office:value-type="float" office:value="319.0581">
            <text:p>319.06</text:p>
          </table:table-cell>
        </table:table-row>
        <table:table-row table:style-name="ro1">
          <table:table-cell office:value-type="float" office:value="0.0014">
            <text:p>0</text:p>
          </table:table-cell>
          <table:table-cell office:value-type="float" office:value="310.6707">
            <text:p>310.67</text:p>
          </table:table-cell>
        </table:table-row>
        <table:table-row table:style-name="ro1">
          <table:table-cell office:value-type="float" office:value="0.0014">
            <text:p>0</text:p>
          </table:table-cell>
          <table:table-cell office:value-type="float" office:value="302.4478">
            <text:p>302.45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295.1097">
            <text:p>295.11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288.5884">
            <text:p>288.59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282.4242">
            <text:p>282.42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276.5977">
            <text:p>276.6</text:p>
          </table:table-cell>
        </table:table-row>
        <table:table-row table:style-name="ro1">
          <table:table-cell office:value-type="float" office:value="0.0139">
            <text:p>0.01</text:p>
          </table:table-cell>
          <table:table-cell office:value-type="float" office:value="271.9054">
            <text:p>271.91</text:p>
          </table:table-cell>
        </table:table-row>
        <table:table-row table:style-name="ro1">
          <table:table-cell office:value-type="float" office:value="0.0139">
            <text:p>0.01</text:p>
          </table:table-cell>
          <table:table-cell office:value-type="float" office:value="268.2483">
            <text:p>268.25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266.0522">
            <text:p>266.05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265.1802">
            <text:p>265.18</text:p>
          </table:table-cell>
        </table:table-row>
        <table:table-row table:style-name="ro1">
          <table:table-cell office:value-type="float" office:value="0.0259">
            <text:p>0.03</text:p>
          </table:table-cell>
          <table:table-cell office:value-type="float" office:value="266.0668">
            <text:p>266.07</text:p>
          </table:table-cell>
        </table:table-row>
        <table:table-row table:style-name="ro1">
          <table:table-cell office:value-type="float" office:value="0.0259">
            <text:p>0.03</text:p>
          </table:table-cell>
          <table:table-cell office:value-type="float" office:value="268.5384">
            <text:p>268.54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271.6855">
            <text:p>271.69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275.4344">
            <text:p>275.43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280.0363">
            <text:p>280.04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285.3966">
            <text:p>285.4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290.7453">
            <text:p>290.75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296.0702">
            <text:p>296.07</text:p>
          </table:table-cell>
        </table:table-row>
        <table:table-row table:style-name="ro1">
          <table:table-cell office:value-type="float" office:value="0.0171">
            <text:p>0.02</text:p>
          </table:table-cell>
          <table:table-cell office:value-type="float" office:value="301.6795">
            <text:p>301.68</text:p>
          </table:table-cell>
        </table:table-row>
        <table:table-row table:style-name="ro1">
          <table:table-cell office:value-type="float" office:value="0.0171">
            <text:p>0.02</text:p>
          </table:table-cell>
          <table:table-cell office:value-type="float" office:value="307.5316">
            <text:p>307.53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313.3678">
            <text:p>313.37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319.1752">
            <text:p>319.18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324.7769">
            <text:p>324.78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330.1789">
            <text:p>330.18</text:p>
          </table:table-cell>
        </table:table-row>
        <table:table-row table:style-name="ro1">
          <table:table-cell office:value-type="float" office:value="0.0142">
            <text:p>0.01</text:p>
          </table:table-cell>
          <table:table-cell office:value-type="float" office:value="335.5083">
            <text:p>335.51</text:p>
          </table:table-cell>
        </table:table-row>
        <table:table-row table:style-name="ro1">
          <table:table-cell office:value-type="float" office:value="0.0053">
            <text:p>0.01</text:p>
          </table:table-cell>
          <table:table-cell office:value-type="float" office:value="339.9551">
            <text:p>339.96</text:p>
          </table:table-cell>
        </table:table-row>
        <table:table-row table:style-name="ro1">
          <table:table-cell office:value-type="float" office:value="0.0053">
            <text:p>0.01</text:p>
          </table:table-cell>
          <table:table-cell office:value-type="float" office:value="343.5943">
            <text:p>343.59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346.8918">
            <text:p>346.89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349.8728">
            <text:p>349.87</text:p>
          </table:table-cell>
        </table:table-row>
        <table:table-row table:style-name="ro1">
          <table:table-cell office:value-type="float" office:value="0.0194">
            <text:p>0.02</text:p>
          </table:table-cell>
          <table:table-cell office:value-type="float" office:value="353.4415">
            <text:p>353.44</text:p>
          </table:table-cell>
        </table:table-row>
        <table:table-row table:style-name="ro1">
          <table:table-cell office:value-type="float" office:value="0.0194">
            <text:p>0.02</text:p>
          </table:table-cell>
          <table:table-cell office:value-type="float" office:value="357.5316">
            <text:p>357.53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361.2674">
            <text:p>361.27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364.674">
            <text:p>364.67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366.9492">
            <text:p>366.95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368.1977">
            <text:p>368.2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369.9918">
            <text:p>369.99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372.2738">
            <text:p>372.27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375.2218">
            <text:p>375.22</text:p>
          </table:table-cell>
        </table:table-row>
        <table:table-row table:style-name="ro1">
          <table:table-cell office:value-type="float" office:value="0.0202">
            <text:p>0.02</text:p>
          </table:table-cell>
          <table:table-cell office:value-type="float" office:value="378.7633">
            <text:p>378.76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382.1161">
            <text:p>382.12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385.29">
            <text:p>385.29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387.8212">
            <text:p>387.82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office:value-type="float" office:value="389.766">
            <text:p>389.77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392.4319">
            <text:p>392.43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395.7419">
            <text:p>395.74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399.1956">
            <text:p>399.2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402.7703">
            <text:p>402.77</text:p>
          </table:table-cell>
        </table:table-row>
        <table:table-row table:style-name="ro1">
          <table:table-cell office:value-type="float" office:value="-0.0047">
            <text:p>0</text:p>
          </table:table-cell>
          <table:table-cell office:value-type="float" office:value="404.5624">
            <text:p>404.56</text:p>
          </table:table-cell>
        </table:table-row>
        <table:table-row table:style-name="ro1">
          <table:table-cell office:value-type="float" office:value="-0.0047">
            <text:p>0</text:p>
          </table:table-cell>
          <table:table-cell office:value-type="float" office:value="404.7414">
            <text:p>404.74</text:p>
          </table:table-cell>
        </table:table-row>
        <table:table-row table:style-name="ro1">
          <table:table-cell office:value-type="float" office:value="-0.0027">
            <text:p>0</text:p>
          </table:table-cell>
          <table:table-cell office:value-type="float" office:value="403.6512">
            <text:p>403.65</text:p>
          </table:table-cell>
        </table:table-row>
        <table:table-row table:style-name="ro1">
          <table:table-cell office:value-type="float" office:value="-0.0027">
            <text:p>0</text:p>
          </table:table-cell>
          <table:table-cell office:value-type="float" office:value="401.4182">
            <text:p>401.42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398.5119">
            <text:p>398.51</text:p>
          </table:table-cell>
        </table:table-row>
        <table:table-row table:style-name="ro1">
          <table:table-cell office:value-type="float" office:value="0.0012">
            <text:p>0</text:p>
          </table:table-cell>
          <table:table-cell office:value-type="float" office:value="395.0051">
            <text:p>395.01</text:p>
          </table:table-cell>
        </table:table-row>
        <table:table-row table:style-name="ro1">
          <table:table-cell office:value-type="float" office:value="0.0006">
            <text:p>0</text:p>
          </table:table-cell>
          <table:table-cell office:value-type="float" office:value="390.9101">
            <text:p>390.91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386.4266">
            <text:p>386.43</text:p>
          </table:table-cell>
        </table:table-row>
        <table:table-row table:style-name="ro1">
          <table:table-cell office:value-type="float" office:value="0.0021">
            <text:p>0</text:p>
          </table:table-cell>
          <table:table-cell office:value-type="float" office:value="381.6037">
            <text:p>381.6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376.8279">
            <text:p>376.83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372.1065">
            <text:p>372.11</text:p>
          </table:table-cell>
        </table:table-row>
        <table:table-row table:style-name="ro1">
          <table:table-cell office:value-type="float" office:value="0.0115">
            <text:p>0.01</text:p>
          </table:table-cell>
          <table:table-cell office:value-type="float" office:value="367.9525">
            <text:p>367.95</text:p>
          </table:table-cell>
        </table:table-row>
        <table:table-row table:style-name="ro1">
          <table:table-cell office:value-type="float" office:value="0.0115">
            <text:p>0.01</text:p>
          </table:table-cell>
          <table:table-cell office:value-type="float" office:value="364.321">
            <text:p>364.32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361.5334">
            <text:p>361.53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359.5144">
            <text:p>359.51</text:p>
          </table:table-cell>
        </table:table-row>
        <table:table-row table:style-name="ro1">
          <table:table-cell office:value-type="float" office:value="0.0044">
            <text:p>0</text:p>
          </table:table-cell>
          <table:table-cell office:value-type="float" office:value="357.1923">
            <text:p>357.19</text:p>
          </table:table-cell>
        </table:table-row>
        <table:table-row table:style-name="ro1">
          <table:table-cell office:value-type="float" office:value="0.0044">
            <text:p>0</text:p>
          </table:table-cell>
          <table:table-cell office:value-type="float" office:value="354.6023">
            <text:p>354.6</text:p>
          </table:table-cell>
        </table:table-row>
        <table:table-row table:style-name="ro1">
          <table:table-cell office:value-type="float" office:value="0.0014">
            <text:p>0</text:p>
          </table:table-cell>
          <table:table-cell office:value-type="float" office:value="351.5017">
            <text:p>351.5</text:p>
          </table:table-cell>
        </table:table-row>
        <table:table-row table:style-name="ro1">
          <table:table-cell office:value-type="float" office:value="0.0014">
            <text:p>0</text:p>
          </table:table-cell>
          <table:table-cell office:value-type="float" office:value="347.9482">
            <text:p>347.95</text:p>
          </table:table-cell>
        </table:table-row>
        <table:table-row table:style-name="ro1">
          <table:table-cell office:value-type="float" office:value="-0.006">
            <text:p>-0.01</text:p>
          </table:table-cell>
          <table:table-cell office:value-type="float" office:value="343.3341">
            <text:p>343.33</text:p>
          </table:table-cell>
        </table:table-row>
        <table:table-row table:style-name="ro1">
          <table:table-cell office:value-type="float" office:value="-0.006">
            <text:p>-0.01</text:p>
          </table:table-cell>
          <table:table-cell office:value-type="float" office:value="337.7744">
            <text:p>337.77</text:p>
          </table:table-cell>
        </table:table-row>
        <table:table-row table:style-name="ro1">
          <table:table-cell office:value-type="float" office:value="0.0004">
            <text:p>0</text:p>
          </table:table-cell>
          <table:table-cell office:value-type="float" office:value="331.9477">
            <text:p>331.95</text:p>
          </table:table-cell>
        </table:table-row>
        <table:table-row table:style-name="ro1">
          <table:table-cell office:value-type="float" office:value="0.0004">
            <text:p>0</text:p>
          </table:table-cell>
          <table:table-cell office:value-type="float" office:value="325.8946">
            <text:p>325.89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320.1588">
            <text:p>320.16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314.7237">
            <text:p>314.72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309.6286">
            <text:p>309.63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304.8531">
            <text:p>304.85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300.3781">
            <text:p>300.38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296.1852">
            <text:p>296.19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292.3898">
            <text:p>292.39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288.9625">
            <text:p>288.96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285.5567">
            <text:p>285.56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282.1787">
            <text:p>282.18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279.2969">
            <text:p>279.3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277.1893">
            <text:p>277.19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275.7856">
            <text:p>275.79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275.4173">
            <text:p>275.42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275.9841">
            <text:p>275.98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277.5037">
            <text:p>277.5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279.8793">
            <text:p>279.88</text:p>
          </table:table-cell>
        </table:table-row>
        <table:table-row table:style-name="ro1">
          <table:table-cell office:value-type="float" office:value="0.0142">
            <text:p>0.01</text:p>
          </table:table-cell>
          <table:table-cell office:value-type="float" office:value="282.6032">
            <text:p>282.6</text:p>
          </table:table-cell>
        </table:table-row>
        <table:table-row table:style-name="ro1">
          <table:table-cell office:value-type="float" office:value="0.0142">
            <text:p>0.01</text:p>
          </table:table-cell>
          <table:table-cell office:value-type="float" office:value="285.6345">
            <text:p>285.63</text:p>
          </table:table-cell>
        </table:table-row>
        <table:table-row table:style-name="ro1">
          <table:table-cell office:value-type="float" office:value="0.0156">
            <text:p>0.02</text:p>
          </table:table-cell>
          <table:table-cell office:value-type="float" office:value="289.0679">
            <text:p>289.07</text:p>
          </table:table-cell>
        </table:table-row>
        <table:table-row table:style-name="ro1">
          <table:table-cell office:value-type="float" office:value="0.0156">
            <text:p>0.02</text:p>
          </table:table-cell>
          <table:table-cell office:value-type="float" office:value="292.8556">
            <text:p>292.86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297.6912">
            <text:p>297.69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303.4604">
            <text:p>303.46</text:p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308.9019">
            <text:p>308.9</text:p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314.0338">
            <text:p>314.03</text:p>
          </table:table-cell>
        </table:table-row>
        <table:table-row table:style-name="ro1">
          <table:table-cell office:value-type="float" office:value="-0.0049">
            <text:p>0</text:p>
          </table:table-cell>
          <table:table-cell office:value-type="float" office:value="317.4422">
            <text:p>317.44</text:p>
          </table:table-cell>
        </table:table-row>
        <table:table-row table:style-name="ro1">
          <table:table-cell office:value-type="float" office:value="-0.0049">
            <text:p>0</text:p>
          </table:table-cell>
          <table:table-cell office:value-type="float" office:value="319.2866">
            <text:p>319.29</text:p>
          </table:table-cell>
        </table:table-row>
        <table:table-row table:style-name="ro1">
          <table:table-cell office:value-type="float" office:value="-0.0068">
            <text:p>-0.01</text:p>
          </table:table-cell>
          <table:table-cell office:value-type="float" office:value="319.5387">
            <text:p>319.54</text:p>
          </table:table-cell>
        </table:table-row>
        <table:table-row table:style-name="ro1">
          <table:table-cell office:value-type="float" office:value="-0.0068">
            <text:p>-0.01</text:p>
          </table:table-cell>
          <table:table-cell office:value-type="float" office:value="318.3532">
            <text:p>318.35</text:p>
          </table:table-cell>
        </table:table-row>
        <table:table-row table:style-name="ro1">
          <table:table-cell office:value-type="float" office:value="-0.0169">
            <text:p>-0.02</text:p>
          </table:table-cell>
          <table:table-cell office:value-type="float" office:value="314.9592">
            <text:p>314.96</text:p>
          </table:table-cell>
        </table:table-row>
        <table:table-row table:style-name="ro1">
          <table:table-cell office:value-type="float" office:value="-0.0169">
            <text:p>-0.02</text:p>
          </table:table-cell>
          <table:table-cell office:value-type="float" office:value="309.5807">
            <text:p>309.58</text:p>
          </table:table-cell>
        </table:table-row>
        <table:table-row table:style-name="ro1">
          <table:table-cell office:value-type="float" office:value="-0.0305">
            <text:p>-0.03</text:p>
          </table:table-cell>
          <table:table-cell office:value-type="float" office:value="301.2023">
            <text:p>301.2</text:p>
          </table:table-cell>
        </table:table-row>
        <table:table-row table:style-name="ro1">
          <table:table-cell office:value-type="float" office:value="-0.0305">
            <text:p>-0.03</text:p>
          </table:table-cell>
          <table:table-cell office:value-type="float" office:value="290.1375">
            <text:p>290.14</text:p>
          </table:table-cell>
        </table:table-row>
        <table:table-row table:style-name="ro1">
          <table:table-cell office:value-type="float" office:value="-0.0365">
            <text:p>-0.04</text:p>
          </table:table-cell>
          <table:table-cell office:value-type="float" office:value="276.1364">
            <text:p>276.14</text:p>
          </table:table-cell>
        </table:table-row>
        <table:table-row table:style-name="ro1">
          <table:table-cell office:value-type="float" office:value="-0.0365">
            <text:p>-0.04</text:p>
          </table:table-cell>
          <table:table-cell office:value-type="float" office:value="259.5203">
            <text:p>259.52</text:p>
          </table:table-cell>
        </table:table-row>
        <table:table-row table:style-name="ro1">
          <table:table-cell office:value-type="float" office:value="-0.0682">
            <text:p>-0.07</text:p>
          </table:table-cell>
          <table:table-cell office:value-type="float" office:value="237.7229">
            <text:p>237.72</text:p>
          </table:table-cell>
        </table:table-row>
        <table:table-row table:style-name="ro1">
          <table:table-cell office:value-type="float" office:value="-0.0682">
            <text:p>-0.07</text:p>
          </table:table-cell>
          <table:table-cell office:value-type="float" office:value="211.304">
            <text:p>211.3</text:p>
          </table:table-cell>
        </table:table-row>
        <table:table-row table:style-name="ro1">
          <table:table-cell office:value-type="float" office:value="-0.1178">
            <text:p>-0.12</text:p>
          </table:table-cell>
          <table:table-cell office:value-type="float" office:value="176.2988">
            <text:p>176.3</text:p>
          </table:table-cell>
        </table:table-row>
        <table:table-row table:style-name="ro1">
          <table:table-cell office:value-type="float" office:value="-0.1453">
            <text:p>-0.15</text:p>
          </table:table-cell>
          <table:table-cell office:value-type="float" office:value="131.1547">
            <text:p>131.15</text:p>
          </table:table-cell>
        </table:table-row>
        <table:table-row table:style-name="ro1">
          <table:table-cell office:value-type="float" office:value="-0.1453">
            <text:p>-0.15</text:p>
          </table:table-cell>
          <table:table-cell office:value-type="float" office:value="76.9731">
            <text:p>76.97</text:p>
          </table:table-cell>
        </table:table-row>
        <table:table-row table:style-name="ro1">
          <table:table-cell office:value-type="float" office:value="-0.2198">
            <text:p>-0.22</text:p>
          </table:table-cell>
          <table:table-cell office:value-type="float" office:value="8.0433">
            <text:p>8.04</text:p>
          </table:table-cell>
        </table:table-row>
        <table:table-row table:style-name="ro1">
          <table:table-cell office:value-type="float" office:value="-0.2198">
            <text:p>-0.22</text:p>
          </table:table-cell>
          <table:table-cell office:value-type="float" office:value="-74.0246">
            <text:p>-74.02</text:p>
          </table:table-cell>
        </table:table-row>
        <table:table-row table:style-name="ro1">
          <table:table-cell office:value-type="float" office:value="-0.3565">
            <text:p>-0.36</text:p>
          </table:table-cell>
          <table:table-cell office:value-type="float" office:value="-180.0762">
            <text:p>-180.08</text:p>
          </table:table-cell>
        </table:table-row>
        <table:table-row table:style-name="ro1">
          <table:table-cell office:value-type="float" office:value="-0.3565">
            <text:p>-0.36</text:p>
          </table:table-cell>
          <table:table-cell office:value-type="float" office:value="-307.5079">
            <text:p>-307.51</text:p>
          </table:table-cell>
        </table:table-row>
        <table:table-row table:style-name="ro1">
          <table:table-cell office:value-type="float" office:value="-0.4654">
            <text:p>-0.47</text:p>
          </table:table-cell>
          <table:table-cell office:value-type="float" office:value="-463.7489">
            <text:p>-463.75</text:p>
          </table:table-cell>
        </table:table-row>
        <table:table-row table:style-name="ro1">
          <table:table-cell office:value-type="float" office:value="-0.4654">
            <text:p>-0.47</text:p>
          </table:table-cell>
          <table:table-cell office:value-type="float" office:value="-645.5997">
            <text:p>-645.6</text:p>
          </table:table-cell>
        </table:table-row>
        <table:table-row table:style-name="ro1">
          <table:table-cell office:value-type="float" office:value="-0.5796">
            <text:p>-0.58</text:p>
          </table:table-cell>
          <table:table-cell office:value-type="float" office:value="-860.4147">
            <text:p>-860.41</text:p>
          </table:table-cell>
        </table:table-row>
        <table:table-row table:style-name="ro1">
          <table:table-cell office:value-type="float" office:value="-0.5796">
            <text:p>-0.58</text:p>
          </table:table-cell>
          <table:table-cell office:value-type="float" office:value="-1104.4427">
            <text:p>-1104.44</text:p>
          </table:table-cell>
        </table:table-row>
        <table:table-row table:style-name="ro1">
          <table:table-cell office:value-type="float" office:value="-0.7048">
            <text:p>-0.7</text:p>
          </table:table-cell>
          <table:table-cell office:value-type="float" office:value="-1385.5222">
            <text:p>-1385.52</text:p>
          </table:table-cell>
        </table:table-row>
        <table:table-row table:style-name="ro1">
          <table:table-cell office:value-type="float" office:value="-0.7048">
            <text:p>-0.7</text:p>
          </table:table-cell>
          <table:table-cell office:value-type="float" office:value="-1699.3379">
            <text:p>-1699.34</text:p>
          </table:table-cell>
        </table:table-row>
        <table:table-row table:style-name="ro1">
          <table:table-cell office:value-type="float" office:value="-0.7314">
            <text:p>-0.73</text:p>
          </table:table-cell>
          <table:table-cell office:value-type="float" office:value="-2044.3137">
            <text:p>-2044.31</text:p>
          </table:table-cell>
        </table:table-row>
        <table:table-row table:style-name="ro1">
          <table:table-cell office:value-type="float" office:value="-0.7314">
            <text:p>-0.73</text:p>
          </table:table-cell>
          <table:table-cell office:value-type="float" office:value="-2416.5493">
            <text:p>-2416.55</text:p>
          </table:table-cell>
        </table:table-row>
        <table:table-row table:style-name="ro1">
          <table:table-cell office:value-type="float" office:value="-0.5903">
            <text:p>-0.59</text:p>
          </table:table-cell>
          <table:table-cell office:value-type="float" office:value="-2799.7278">
            <text:p>-2799.73</text:p>
          </table:table-cell>
        </table:table-row>
        <table:table-row table:style-name="ro1">
          <table:table-cell office:value-type="float" office:value="-0.5903">
            <text:p>-0.59</text:p>
          </table:table-cell>
          <table:table-cell office:value-type="float" office:value="-3191.8247">
            <text:p>-3191.82</text:p>
          </table:table-cell>
        </table:table-row>
        <table:table-row table:style-name="ro1">
          <table:table-cell office:value-type="float" office:value="-0.5051">
            <text:p>-0.51</text:p>
          </table:table-cell>
          <table:table-cell office:value-type="float" office:value="-3583.2937">
            <text:p>-3583.29</text:p>
          </table:table-cell>
        </table:table-row>
        <table:table-row table:style-name="ro1">
          <table:table-cell office:value-type="float" office:value="-0.5051">
            <text:p>-0.51</text:p>
          </table:table-cell>
          <table:table-cell office:value-type="float" office:value="-3973.2173">
            <text:p>-3973.22</text:p>
          </table:table-cell>
        </table:table-row>
        <table:table-row table:style-name="ro1">
          <table:table-cell office:value-type="float" office:value="-0.4626">
            <text:p>-0.46</text:p>
          </table:table-cell>
          <table:table-cell office:value-type="float" office:value="-4356.9399">
            <text:p>-4356.94</text:p>
          </table:table-cell>
        </table:table-row>
        <table:table-row table:style-name="ro1">
          <table:table-cell office:value-type="float" office:value="-0.4626">
            <text:p>-0.46</text:p>
          </table:table-cell>
          <table:table-cell office:value-type="float" office:value="-4734.1069">
            <text:p>-4734.11</text:p>
          </table:table-cell>
        </table:table-row>
        <table:table-row table:style-name="ro1">
          <table:table-cell office:value-type="float" office:value="-0.4319">
            <text:p>-0.43</text:p>
          </table:table-cell>
          <table:table-cell office:value-type="float" office:value="-5101.6396">
            <text:p>-5101.64</text:p>
          </table:table-cell>
        </table:table-row>
        <table:table-row table:style-name="ro1">
          <table:table-cell office:value-type="float" office:value="-0.4319">
            <text:p>-0.43</text:p>
          </table:table-cell>
          <table:table-cell office:value-type="float" office:value="-5459.5586">
            <text:p>-5459.56</text:p>
          </table:table-cell>
        </table:table-row>
        <table:table-row table:style-name="ro1">
          <table:table-cell office:value-type="float" office:value="-0.3809">
            <text:p>-0.38</text:p>
          </table:table-cell>
          <table:table-cell office:value-type="float" office:value="-5803.3042">
            <text:p>-5803.3</text:p>
          </table:table-cell>
        </table:table-row>
        <table:table-row table:style-name="ro1">
          <table:table-cell office:value-type="float" office:value="-0.3809">
            <text:p>-0.38</text:p>
          </table:table-cell>
          <table:table-cell office:value-type="float" office:value="-6133.3984">
            <text:p>-6133.4</text:p>
          </table:table-cell>
        </table:table-row>
        <table:table-row table:style-name="ro1">
          <table:table-cell office:value-type="float" office:value="-0.2138">
            <text:p>-0.21</text:p>
          </table:table-cell>
          <table:table-cell office:value-type="float" office:value="-6435.2739">
            <text:p>-6435.27</text:p>
          </table:table-cell>
        </table:table-row>
        <table:table-row table:style-name="ro1">
          <table:table-cell office:value-type="float" office:value="-0.2138">
            <text:p>-0.21</text:p>
          </table:table-cell>
          <table:table-cell office:value-type="float" office:value="-6710.9272">
            <text:p>-6710.93</text:p>
          </table:table-cell>
        </table:table-row>
        <table:table-row table:style-name="ro1">
          <table:table-cell office:value-type="float" office:value="0.0586">
            <text:p>0.06</text:p>
          </table:table-cell>
          <table:table-cell office:value-type="float" office:value="-6937.6396">
            <text:p>-6937.64</text:p>
          </table:table-cell>
        </table:table-row>
        <table:table-row table:style-name="ro1">
          <table:table-cell office:value-type="float" office:value="0.0586">
            <text:p>0.06</text:p>
          </table:table-cell>
          <table:table-cell office:value-type="float" office:value="-7119.6162">
            <text:p>-7119.62</text:p>
          </table:table-cell>
        </table:table-row>
        <table:table-row table:style-name="ro1">
          <table:table-cell office:value-type="float" office:value="0.088">
            <text:p>0.09</text:p>
          </table:table-cell>
          <table:table-cell office:value-type="float" office:value="-7258.1104">
            <text:p>-7258.11</text:p>
          </table:table-cell>
        </table:table-row>
        <table:table-row table:style-name="ro1">
          <table:table-cell office:value-type="float" office:value="0.0352">
            <text:p>0.04</text:p>
          </table:table-cell>
          <table:table-cell office:value-type="float" office:value="-7361.7822">
            <text:p>-7361.78</text:p>
          </table:table-cell>
        </table:table-row>
        <table:table-row table:style-name="ro1">
          <table:table-cell office:value-type="float" office:value="0.0352">
            <text:p>0.04</text:p>
          </table:table-cell>
          <table:table-cell office:value-type="float" office:value="-7433.7686">
            <text:p>-7433.77</text:p>
          </table:table-cell>
        </table:table-row>
        <table:table-row table:style-name="ro1">
          <table:table-cell office:value-type="float" office:value="0.0668">
            <text:p>0.07</text:p>
          </table:table-cell>
          <table:table-cell office:value-type="float" office:value="-7474.127">
            <text:p>-7474.13</text:p>
          </table:table-cell>
        </table:table-row>
        <table:table-row table:style-name="ro1">
          <table:table-cell office:value-type="float" office:value="0.0668">
            <text:p>0.07</text:p>
          </table:table-cell>
          <table:table-cell office:value-type="float" office:value="-7485.8398">
            <text:p>-7485.84</text:p>
          </table:table-cell>
        </table:table-row>
        <table:table-row table:style-name="ro1">
          <table:table-cell office:value-type="float" office:value="0.1553">
            <text:p>0.16</text:p>
          </table:table-cell>
          <table:table-cell office:value-type="float" office:value="-7463.6772">
            <text:p>-7463.68</text:p>
          </table:table-cell>
        </table:table-row>
        <table:table-row table:style-name="ro1">
          <table:table-cell office:value-type="float" office:value="0.1553">
            <text:p>0.16</text:p>
          </table:table-cell>
          <table:table-cell office:value-type="float" office:value="-7410.9976">
            <text:p>-7411</text:p>
          </table:table-cell>
        </table:table-row>
        <table:table-row table:style-name="ro1">
          <table:table-cell office:value-type="float" office:value="0.3305">
            <text:p>0.33</text:p>
          </table:table-cell>
          <table:table-cell office:value-type="float" office:value="-7315.0967">
            <text:p>-7315.1</text:p>
          </table:table-cell>
        </table:table-row>
        <table:table-row table:style-name="ro1">
          <table:table-cell office:value-type="float" office:value="0.3305">
            <text:p>0.33</text:p>
          </table:table-cell>
          <table:table-cell office:value-type="float" office:value="-7180.4287">
            <text:p>-7180.43</text:p>
          </table:table-cell>
        </table:table-row>
        <table:table-row table:style-name="ro1">
          <table:table-cell office:value-type="float" office:value="0.3608">
            <text:p>0.36</text:p>
          </table:table-cell>
          <table:table-cell office:value-type="float" office:value="-7008.3794">
            <text:p>-7008.38</text:p>
          </table:table-cell>
        </table:table-row>
        <table:table-row table:style-name="ro1">
          <table:table-cell office:value-type="float" office:value="0.3608">
            <text:p>0.36</text:p>
          </table:table-cell>
          <table:table-cell office:value-type="float" office:value="-6803.0234">
            <text:p>-6803.02</text:p>
          </table:table-cell>
        </table:table-row>
        <table:table-row table:style-name="ro1">
          <table:table-cell office:value-type="float" office:value="0.4097">
            <text:p>0.41</text:p>
          </table:table-cell>
          <table:table-cell office:value-type="float" office:value="-6563.7065">
            <text:p>-6563.71</text:p>
          </table:table-cell>
        </table:table-row>
        <table:table-row table:style-name="ro1">
          <table:table-cell office:value-type="float" office:value="0.4097">
            <text:p>0.41</text:p>
          </table:table-cell>
          <table:table-cell office:value-type="float" office:value="-6294.3384">
            <text:p>-6294.34</text:p>
          </table:table-cell>
        </table:table-row>
        <table:table-row table:style-name="ro1">
          <table:table-cell office:value-type="float" office:value="0.5448">
            <text:p>0.54</text:p>
          </table:table-cell>
          <table:table-cell office:value-type="float" office:value="-5986.3335">
            <text:p>-5986.33</text:p>
          </table:table-cell>
        </table:table-row>
        <table:table-row table:style-name="ro1">
          <table:table-cell office:value-type="float" office:value="0.5448">
            <text:p>0.54</text:p>
          </table:table-cell>
          <table:table-cell office:value-type="float" office:value="-5644.229">
            <text:p>-5644.23</text:p>
          </table:table-cell>
        </table:table-row>
        <table:table-row table:style-name="ro1">
          <table:table-cell office:value-type="float" office:value="0.652">
            <text:p>0.65</text:p>
          </table:table-cell>
          <table:table-cell office:value-type="float" office:value="-5262.5269">
            <text:p>-5262.53</text:p>
          </table:table-cell>
        </table:table-row>
        <table:table-row table:style-name="ro1">
          <table:table-cell office:value-type="float" office:value="0.652">
            <text:p>0.65</text:p>
          </table:table-cell>
          <table:table-cell office:value-type="float" office:value="-4846.042">
            <text:p>-4846.04</text:p>
          </table:table-cell>
        </table:table-row>
        <table:table-row table:style-name="ro1">
          <table:table-cell office:value-type="float" office:value="0.7406">
            <text:p>0.74</text:p>
          </table:table-cell>
          <table:table-cell office:value-type="float" office:value="-4391.2129">
            <text:p>-4391.21</text:p>
          </table:table-cell>
        </table:table-row>
        <table:table-row table:style-name="ro1">
          <table:table-cell office:value-type="float" office:value="0.7406">
            <text:p>0.74</text:p>
          </table:table-cell>
          <table:table-cell office:value-type="float" office:value="-3902.9158">
            <text:p>-3902.92</text:p>
          </table:table-cell>
        </table:table-row>
        <table:table-row table:style-name="ro1">
          <table:table-cell office:value-type="float" office:value="0.6658">
            <text:p>0.67</text:p>
          </table:table-cell>
          <table:table-cell office:value-type="float" office:value="-3392.3835">
            <text:p>-3392.38</text:p>
          </table:table-cell>
        </table:table-row>
        <table:table-row table:style-name="ro1">
          <table:table-cell office:value-type="float" office:value="0.6658">
            <text:p>0.67</text:p>
          </table:table-cell>
          <table:table-cell office:value-type="float" office:value="-2863.0605">
            <text:p>-2863.06</text:p>
          </table:table-cell>
        </table:table-row>
        <table:table-row table:style-name="ro1">
          <table:table-cell office:value-type="float" office:value="0.6005">
            <text:p>0.6</text:p>
          </table:table-cell>
          <table:table-cell office:value-type="float" office:value="-2323.9929">
            <text:p>-2323.99</text:p>
          </table:table-cell>
        </table:table-row>
        <table:table-row table:style-name="ro1">
          <table:table-cell office:value-type="float" office:value="0.6005">
            <text:p>0.6</text:p>
          </table:table-cell>
          <table:table-cell office:value-type="float" office:value="-1777.4784">
            <text:p>-1777.48</text:p>
          </table:table-cell>
        </table:table-row>
        <table:table-row table:style-name="ro1">
          <table:table-cell office:value-type="float" office:value="0.4785">
            <text:p>0.48</text:p>
          </table:table-cell>
          <table:table-cell office:value-type="float" office:value="-1236.6198">
            <text:p>-1236.62</text:p>
          </table:table-cell>
        </table:table-row>
        <table:table-row table:style-name="ro1">
          <table:table-cell office:value-type="float" office:value="0.4785">
            <text:p>0.48</text:p>
          </table:table-cell>
          <table:table-cell office:value-type="float" office:value="-702.2178">
            <text:p>-702.22</text:p>
          </table:table-cell>
        </table:table-row>
        <table:table-row table:style-name="ro1">
          <table:table-cell office:value-type="float" office:value="0.3697">
            <text:p>0.37</text:p>
          </table:table-cell>
          <table:table-cell office:value-type="float" office:value="-184.8004">
            <text:p>-184.8</text:p>
          </table:table-cell>
        </table:table-row>
        <table:table-row table:style-name="ro1">
          <table:table-cell office:value-type="float" office:value="0.3697">
            <text:p>0.37</text:p>
          </table:table-cell>
          <table:table-cell office:value-type="float" office:value="315.995">
            <text:p>316</text:p>
          </table:table-cell>
        </table:table-row>
        <table:table-row table:style-name="ro1">
          <table:table-cell office:value-type="float" office:value="0.2319">
            <text:p>0.23</text:p>
          </table:table-cell>
          <table:table-cell office:value-type="float" office:value="788.1061">
            <text:p>788.11</text:p>
          </table:table-cell>
        </table:table-row>
        <table:table-row table:style-name="ro1">
          <table:table-cell office:value-type="float" office:value="0.1514">
            <text:p>0.15</text:p>
          </table:table-cell>
          <table:table-cell office:value-type="float" office:value="1225.8824">
            <text:p>1225.88</text:p>
          </table:table-cell>
        </table:table-row>
        <table:table-row table:style-name="ro1">
          <table:table-cell office:value-type="float" office:value="0.1514">
            <text:p>0.15</text:p>
          </table:table-cell>
          <table:table-cell office:value-type="float" office:value="1631.5773">
            <text:p>1631.58</text:p>
          </table:table-cell>
        </table:table-row>
        <table:table-row table:style-name="ro1">
          <table:table-cell office:value-type="float" office:value="0.1282">
            <text:p>0.13</text:p>
          </table:table-cell>
          <table:table-cell office:value-type="float" office:value="2005.2123">
            <text:p>2005.21</text:p>
          </table:table-cell>
        </table:table-row>
        <table:table-row table:style-name="ro1">
          <table:table-cell office:value-type="float" office:value="0.1282">
            <text:p>0.13</text:p>
          </table:table-cell>
          <table:table-cell office:value-type="float" office:value="2348.979">
            <text:p>2348.98</text:p>
          </table:table-cell>
        </table:table-row>
        <table:table-row table:style-name="ro1">
          <table:table-cell office:value-type="float" office:value="0.1465">
            <text:p>0.15</text:p>
          </table:table-cell>
          <table:table-cell office:value-type="float" office:value="2666.5823">
            <text:p>2666.58</text:p>
          </table:table-cell>
        </table:table-row>
        <table:table-row table:style-name="ro1">
          <table:table-cell office:value-type="float" office:value="0.1465">
            <text:p>0.15</text:p>
          </table:table-cell>
          <table:table-cell office:value-type="float" office:value="2959.7786">
            <text:p>2959.78</text:p>
          </table:table-cell>
        </table:table-row>
        <table:table-row table:style-name="ro1">
          <table:table-cell office:value-type="float" office:value="0.0885">
            <text:p>0.09</text:p>
          </table:table-cell>
          <table:table-cell office:value-type="float" office:value="3224.9736">
            <text:p>3224.97</text:p>
          </table:table-cell>
        </table:table-row>
        <table:table-row table:style-name="ro1">
          <table:table-cell office:value-type="float" office:value="0.0885">
            <text:p>0.09</text:p>
          </table:table-cell>
          <table:table-cell office:value-type="float" office:value="3464.2349">
            <text:p>3464.23</text:p>
          </table:table-cell>
        </table:table-row>
        <table:table-row table:style-name="ro1">
          <table:table-cell office:value-type="float" office:value="0.0365">
            <text:p>0.04</text:p>
          </table:table-cell>
          <table:table-cell office:value-type="float" office:value="3674.802">
            <text:p>3674.8</text:p>
          </table:table-cell>
        </table:table-row>
        <table:table-row table:style-name="ro1">
          <table:table-cell office:value-type="float" office:value="0.0365">
            <text:p>0.04</text:p>
          </table:table-cell>
          <table:table-cell office:value-type="float" office:value="3858.9463">
            <text:p>3858.95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4016.3616">
            <text:p>4016.36</text:p>
          </table:table-cell>
        </table:table-row>
        <table:table-row table:style-name="ro1">
          <table:table-cell office:value-type="float" office:value="0.0097">
            <text:p>0.01</text:p>
          </table:table-cell>
          <table:table-cell office:value-type="float" office:value="4149.2598">
            <text:p>4149.26</text:p>
          </table:table-cell>
        </table:table-row>
        <table:table-row table:style-name="ro1">
          <table:table-cell office:value-type="float" office:value="-0.0195">
            <text:p>-0.02</text:p>
          </table:table-cell>
          <table:table-cell office:value-type="float" office:value="4257.0679">
            <text:p>4257.07</text:p>
          </table:table-cell>
        </table:table-row>
        <table:table-row table:style-name="ro1">
          <table:table-cell office:value-type="float" office:value="-0.0195">
            <text:p>-0.02</text:p>
          </table:table-cell>
          <table:table-cell office:value-type="float" office:value="4341.9629">
            <text:p>4341.96</text:p>
          </table:table-cell>
        </table:table-row>
        <table:table-row table:style-name="ro1">
          <table:table-cell office:value-type="float" office:value="0.0034">
            <text:p>0</text:p>
          </table:table-cell>
          <table:table-cell office:value-type="float" office:value="4408.0361">
            <text:p>4408.04</text:p>
          </table:table-cell>
        </table:table-row>
        <table:table-row table:style-name="ro1">
          <table:table-cell office:value-type="float" office:value="0.0034">
            <text:p>0</text:p>
          </table:table-cell>
          <table:table-cell office:value-type="float" office:value="4456.958">
            <text:p>4456.96</text:p>
          </table:table-cell>
        </table:table-row>
        <table:table-row table:style-name="ro1">
          <table:table-cell office:value-type="float" office:value="-0.0066">
            <text:p>-0.01</text:p>
          </table:table-cell>
          <table:table-cell office:value-type="float" office:value="4489.375">
            <text:p>4489.38</text:p>
          </table:table-cell>
        </table:table-row>
        <table:table-row table:style-name="ro1">
          <table:table-cell office:value-type="float" office:value="-0.0066">
            <text:p>-0.01</text:p>
          </table:table-cell>
          <table:table-cell office:value-type="float" office:value="4506.8159">
            <text:p>4506.82</text:p>
          </table:table-cell>
        </table:table-row>
        <table:table-row table:style-name="ro1">
          <table:table-cell office:value-type="float" office:value="0.0199">
            <text:p>0.02</text:p>
          </table:table-cell>
          <table:table-cell office:value-type="float" office:value="4513.0864">
            <text:p>4513.09</text:p>
          </table:table-cell>
        </table:table-row>
        <table:table-row table:style-name="ro1">
          <table:table-cell office:value-type="float" office:value="0.0199">
            <text:p>0.02</text:p>
          </table:table-cell>
          <table:table-cell office:value-type="float" office:value="4509.2598">
            <text:p>4509.26</text:p>
          </table:table-cell>
        </table:table-row>
        <table:table-row table:style-name="ro1">
          <table:table-cell office:value-type="float" office:value="-0.0119">
            <text:p>-0.01</text:p>
          </table:table-cell>
          <table:table-cell office:value-type="float" office:value="4493.4565">
            <text:p>4493.46</text:p>
          </table:table-cell>
        </table:table-row>
        <table:table-row table:style-name="ro1">
          <table:table-cell office:value-type="float" office:value="-0.0119">
            <text:p>-0.01</text:p>
          </table:table-cell>
          <table:table-cell office:value-type="float" office:value="4466.8838">
            <text:p>4466.88</text:p>
          </table:table-cell>
        </table:table-row>
        <table:table-row table:style-name="ro1">
          <table:table-cell office:value-type="float" office:value="-0.0368">
            <text:p>-0.04</text:p>
          </table:table-cell>
          <table:table-cell office:value-type="float" office:value="4428.4121">
            <text:p>4428.41</text:p>
          </table:table-cell>
        </table:table-row>
        <table:table-row table:style-name="ro1">
          <table:table-cell office:value-type="float" office:value="-0.0368">
            <text:p>-0.04</text:p>
          </table:table-cell>
          <table:table-cell office:value-type="float" office:value="4379.2974">
            <text:p>4379.3</text:p>
          </table:table-cell>
        </table:table-row>
        <table:table-row table:style-name="ro1">
          <table:table-cell office:value-type="float" office:value="-0.0182">
            <text:p>-0.02</text:p>
          </table:table-cell>
          <table:table-cell office:value-type="float" office:value="4322.3848">
            <text:p>4322.38</text:p>
          </table:table-cell>
        </table:table-row>
        <table:table-row table:style-name="ro1">
          <table:table-cell office:value-type="float" office:value="-0.0182">
            <text:p>-0.02</text:p>
          </table:table-cell>
          <table:table-cell office:value-type="float" office:value="4258.5767">
            <text:p>4258.58</text:p>
          </table:table-cell>
        </table:table-row>
        <table:table-row table:style-name="ro1">
          <table:table-cell office:value-type="float" office:value="-0.0233">
            <text:p>-0.02</text:p>
          </table:table-cell>
          <table:table-cell office:value-type="float" office:value="4188.2427">
            <text:p>4188.24</text:p>
          </table:table-cell>
        </table:table-row>
        <table:table-row table:style-name="ro1">
          <table:table-cell office:value-type="float" office:value="-0.0233">
            <text:p>-0.02</text:p>
          </table:table-cell>
          <table:table-cell office:value-type="float" office:value="4112.1953">
            <text:p>4112.2</text:p>
          </table:table-cell>
        </table:table-row>
        <table:table-row table:style-name="ro1">
          <table:table-cell office:value-type="float" office:value="-0.0169">
            <text:p>-0.02</text:p>
          </table:table-cell>
          <table:table-cell office:value-type="float" office:value="4031.7539">
            <text:p>4031.75</text:p>
          </table:table-cell>
        </table:table-row>
        <table:table-row table:style-name="ro1">
          <table:table-cell office:value-type="float" office:value="-0.0185">
            <text:p>-0.02</text:p>
          </table:table-cell>
          <table:table-cell office:value-type="float" office:value="3947.4048">
            <text:p>3947.4</text:p>
          </table:table-cell>
        </table:table-row>
        <table:table-row table:style-name="ro1">
          <table:table-cell office:value-type="float" office:value="-0.0185">
            <text:p>-0.02</text:p>
          </table:table-cell>
          <table:table-cell office:value-type="float" office:value="3859.74">
            <text:p>3859.74</text:p>
          </table:table-cell>
        </table:table-row>
        <table:table-row table:style-name="ro1">
          <table:table-cell office:value-type="float" office:value="-0.0179">
            <text:p>-0.02</text:p>
          </table:table-cell>
          <table:table-cell office:value-type="float" office:value="3769.3572">
            <text:p>3769.36</text:p>
          </table:table-cell>
        </table:table-row>
        <table:table-row table:style-name="ro1">
          <table:table-cell office:value-type="float" office:value="-0.0179">
            <text:p>-0.02</text:p>
          </table:table-cell>
          <table:table-cell office:value-type="float" office:value="3676.7471">
            <text:p>3676.75</text:p>
          </table:table-cell>
        </table:table-row>
        <table:table-row table:style-name="ro1">
          <table:table-cell office:value-type="float" office:value="-0.0263">
            <text:p>-0.03</text:p>
          </table:table-cell>
          <table:table-cell office:value-type="float" office:value="3581.5986">
            <text:p>3581.6</text:p>
          </table:table-cell>
        </table:table-row>
        <table:table-row table:style-name="ro1">
          <table:table-cell office:value-type="float" office:value="-0.0263">
            <text:p>-0.03</text:p>
          </table:table-cell>
          <table:table-cell office:value-type="float" office:value="3484.3972">
            <text:p>3484.4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3388.801">
            <text:p>3388.8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3294.8926">
            <text:p>3294.89</text:p>
          </table:table-cell>
        </table:table-row>
        <table:table-row table:style-name="ro1">
          <table:table-cell office:value-type="float" office:value="0.0387">
            <text:p>0.04</text:p>
          </table:table-cell>
          <table:table-cell office:value-type="float" office:value="3205.3958">
            <text:p>3205.4</text:p>
          </table:table-cell>
        </table:table-row>
        <table:table-row table:style-name="ro1">
          <table:table-cell office:value-type="float" office:value="0.0387">
            <text:p>0.04</text:p>
          </table:table-cell>
          <table:table-cell office:value-type="float" office:value="3120.104">
            <text:p>3120.1</text:p>
          </table:table-cell>
        </table:table-row>
        <table:table-row table:style-name="ro1">
          <table:table-cell office:value-type="float" office:value="0.0033">
            <text:p>0</text:p>
          </table:table-cell>
          <table:table-cell office:value-type="float" office:value="3035.6274">
            <text:p>3035.63</text:p>
          </table:table-cell>
        </table:table-row>
        <table:table-row table:style-name="ro1">
          <table:table-cell office:value-type="float" office:value="0.0033">
            <text:p>0</text:p>
          </table:table-cell>
          <table:table-cell office:value-type="float" office:value="2952.0981">
            <text:p>2952.1</text:p>
          </table:table-cell>
        </table:table-row>
        <table:table-row table:style-name="ro1">
          <table:table-cell office:value-type="float" office:value="0.0109">
            <text:p>0.01</text:p>
          </table:table-cell>
          <table:table-cell office:value-type="float" office:value="2870.3147">
            <text:p>2870.31</text:p>
          </table:table-cell>
        </table:table-row>
        <table:table-row table:style-name="ro1">
          <table:table-cell office:value-type="float" office:value="0.0109">
            <text:p>0.01</text:p>
          </table:table-cell>
          <table:table-cell office:value-type="float" office:value="2790.3118">
            <text:p>2790.31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2712.7322">
            <text:p>2712.73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2637.5337">
            <text:p>2637.53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2563.4829">
            <text:p>2563.48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2490.6531">
            <text:p>2490.65</text:p>
          </table:table-cell>
        </table:table-row>
        <table:table-row table:style-name="ro1">
          <table:table-cell office:value-type="float" office:value="0.0297">
            <text:p>0.03</text:p>
          </table:table-cell>
          <table:table-cell office:value-type="float" office:value="2421.3755">
            <text:p>2421.38</text:p>
          </table:table-cell>
        </table:table-row>
        <table:table-row table:style-name="ro1">
          <table:table-cell office:value-type="float" office:value="0.0297">
            <text:p>0.03</text:p>
          </table:table-cell>
          <table:table-cell office:value-type="float" office:value="2355.4771">
            <text:p>2355.48</text:p>
          </table:table-cell>
        </table:table-row>
        <table:table-row table:style-name="ro1">
          <table:table-cell office:value-type="float" office:value="0.1331">
            <text:p>0.13</text:p>
          </table:table-cell>
          <table:table-cell office:value-type="float" office:value="2302.1296">
            <text:p>2302.13</text:p>
          </table:table-cell>
        </table:table-row>
        <table:table-row table:style-name="ro1">
          <table:table-cell office:value-type="float" office:value="0.1331">
            <text:p>0.13</text:p>
          </table:table-cell>
          <table:table-cell office:value-type="float" office:value="2260.2432">
            <text:p>2260.24</text:p>
          </table:table-cell>
        </table:table-row>
        <table:table-row table:style-name="ro1">
          <table:table-cell office:value-type="float" office:value="0.1966">
            <text:p>0.2</text:p>
          </table:table-cell>
          <table:table-cell office:value-type="float" office:value="2234.5303">
            <text:p>2234.53</text:p>
          </table:table-cell>
        </table:table-row>
        <table:table-row table:style-name="ro1">
          <table:table-cell office:value-type="float" office:value="0.1966">
            <text:p>0.2</text:p>
          </table:table-cell>
          <table:table-cell office:value-type="float" office:value="2223.4783">
            <text:p>2223.48</text:p>
          </table:table-cell>
        </table:table-row>
        <table:table-row table:style-name="ro1">
          <table:table-cell office:value-type="float" office:value="0.3787">
            <text:p>0.38</text:p>
          </table:table-cell>
          <table:table-cell office:value-type="float" office:value="2242.124">
            <text:p>2242.12</text:p>
          </table:table-cell>
        </table:table-row>
        <table:table-row table:style-name="ro1">
          <table:table-cell office:value-type="float" office:value="0.3787">
            <text:p>0.38</text:p>
          </table:table-cell>
          <table:table-cell office:value-type="float" office:value="2287.5256">
            <text:p>2287.53</text:p>
          </table:table-cell>
        </table:table-row>
        <table:table-row table:style-name="ro1">
          <table:table-cell office:value-type="float" office:value="0.5473">
            <text:p>0.55</text:p>
          </table:table-cell>
          <table:table-cell office:value-type="float" office:value="2372.177">
            <text:p>2372.18</text:p>
          </table:table-cell>
        </table:table-row>
        <table:table-row table:style-name="ro1">
          <table:table-cell office:value-type="float" office:value="0.5876">
            <text:p>0.59</text:p>
          </table:table-cell>
          <table:table-cell office:value-type="float" office:value="2495.6733">
            <text:p>2495.67</text:p>
          </table:table-cell>
        </table:table-row>
        <table:table-row table:style-name="ro1">
          <table:table-cell office:value-type="float" office:value="0.5876">
            <text:p>0.59</text:p>
          </table:table-cell>
          <table:table-cell office:value-type="float" office:value="2653.9187">
            <text:p>2653.92</text:p>
          </table:table-cell>
        </table:table-row>
        <table:table-row table:style-name="ro1">
          <table:table-cell office:value-type="float" office:value="0.6823">
            <text:p>0.68</text:p>
          </table:table-cell>
          <table:table-cell office:value-type="float" office:value="2851.6733">
            <text:p>2851.67</text:p>
          </table:table-cell>
        </table:table-row>
        <table:table-row table:style-name="ro1">
          <table:table-cell office:value-type="float" office:value="0.6823">
            <text:p>0.68</text:p>
          </table:table-cell>
          <table:table-cell office:value-type="float" office:value="3084.5906">
            <text:p>3084.59</text:p>
          </table:table-cell>
        </table:table-row>
        <table:table-row table:style-name="ro1">
          <table:table-cell office:value-type="float" office:value="0.7348">
            <text:p>0.73</text:p>
          </table:table-cell>
          <table:table-cell office:value-type="float" office:value="3353.4055">
            <text:p>3353.41</text:p>
          </table:table-cell>
        </table:table-row>
        <table:table-row table:style-name="ro1">
          <table:table-cell office:value-type="float" office:value="0.7348">
            <text:p>0.73</text:p>
          </table:table-cell>
          <table:table-cell office:value-type="float" office:value="3653.9463">
            <text:p>3653.95</text:p>
          </table:table-cell>
        </table:table-row>
        <table:table-row table:style-name="ro1">
          <table:table-cell office:value-type="float" office:value="0.775">
            <text:p>0.78</text:p>
          </table:table-cell>
          <table:table-cell office:value-type="float" office:value="3985.9902">
            <text:p>3985.99</text:p>
          </table:table-cell>
        </table:table-row>
        <table:table-row table:style-name="ro1">
          <table:table-cell office:value-type="float" office:value="0.775">
            <text:p>0.78</text:p>
          </table:table-cell>
          <table:table-cell office:value-type="float" office:value="4345.6362">
            <text:p>4345.64</text:p>
          </table:table-cell>
        </table:table-row>
        <table:table-row table:style-name="ro1">
          <table:table-cell office:value-type="float" office:value="0.5767">
            <text:p>0.58</text:p>
          </table:table-cell>
          <table:table-cell office:value-type="float" office:value="4711.4014">
            <text:p>4711.4</text:p>
          </table:table-cell>
        </table:table-row>
        <table:table-row table:style-name="ro1">
          <table:table-cell office:value-type="float" office:value="0.5767">
            <text:p>0.58</text:p>
          </table:table-cell>
          <table:table-cell office:value-type="float" office:value="5081.7749">
            <text:p>5081.77</text:p>
          </table:table-cell>
        </table:table-row>
        <table:table-row table:style-name="ro1">
          <table:table-cell office:value-type="float" office:value="0.3419">
            <text:p>0.34</text:p>
          </table:table-cell>
          <table:table-cell office:value-type="float" office:value="5434.1865">
            <text:p>5434.19</text:p>
          </table:table-cell>
        </table:table-row>
        <table:table-row table:style-name="ro1">
          <table:table-cell office:value-type="float" office:value="0.3419">
            <text:p>0.34</text:p>
          </table:table-cell>
          <table:table-cell office:value-type="float" office:value="5769.5063">
            <text:p>5769.51</text:p>
          </table:table-cell>
        </table:table-row>
        <table:table-row table:style-name="ro1">
          <table:table-cell office:value-type="float" office:value="0.2011">
            <text:p>0.2</text:p>
          </table:table-cell>
          <table:table-cell office:value-type="float" office:value="6075.856">
            <text:p>6075.86</text:p>
          </table:table-cell>
        </table:table-row>
        <table:table-row table:style-name="ro1">
          <table:table-cell office:value-type="float" office:value="0.2011">
            <text:p>0.2</text:p>
          </table:table-cell>
          <table:table-cell office:value-type="float" office:value="6355.2944">
            <text:p>6355.29</text:p>
          </table:table-cell>
        </table:table-row>
        <table:table-row table:style-name="ro1">
          <table:table-cell office:value-type="float" office:value="0.1115">
            <text:p>0.11</text:p>
          </table:table-cell>
          <table:table-cell office:value-type="float" office:value="6601.6655">
            <text:p>6601.67</text:p>
          </table:table-cell>
        </table:table-row>
        <table:table-row table:style-name="ro1">
          <table:table-cell office:value-type="float" office:value="0.1115">
            <text:p>0.11</text:p>
          </table:table-cell>
          <table:table-cell office:value-type="float" office:value="6817.5771">
            <text:p>6817.58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6998.1045">
            <text:p>6998.1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7146.2461">
            <text:p>7146.25</text:p>
          </table:table-cell>
        </table:table-row>
        <table:table-row table:style-name="ro1">
          <table:table-cell office:value-type="float" office:value="-0.0656">
            <text:p>-0.07</text:p>
          </table:table-cell>
          <table:table-cell office:value-type="float" office:value="7256.1567">
            <text:p>7256.16</text:p>
          </table:table-cell>
        </table:table-row>
        <table:table-row table:style-name="ro1">
          <table:table-cell office:value-type="float" office:value="-0.0656">
            <text:p>-0.07</text:p>
          </table:table-cell>
          <table:table-cell office:value-type="float" office:value="7331.2896">
            <text:p>7331.29</text:p>
          </table:table-cell>
        </table:table-row>
        <table:table-row table:style-name="ro1">
          <table:table-cell office:value-type="float" office:value="-0.0679">
            <text:p>-0.07</text:p>
          </table:table-cell>
          <table:table-cell office:value-type="float" office:value="7374.6382">
            <text:p>7374.64</text:p>
          </table:table-cell>
        </table:table-row>
        <table:table-row table:style-name="ro1">
          <table:table-cell office:value-type="float" office:value="-0.0679">
            <text:p>-0.07</text:p>
          </table:table-cell>
          <table:table-cell office:value-type="float" office:value="7389.1934">
            <text:p>7389.19</text:p>
          </table:table-cell>
        </table:table-row>
        <table:table-row table:style-name="ro1">
          <table:table-cell office:value-type="float" office:value="-0.2359">
            <text:p>-0.24</text:p>
          </table:table-cell>
          <table:table-cell office:value-type="float" office:value="7362.5645">
            <text:p>7362.56</text:p>
          </table:table-cell>
        </table:table-row>
        <table:table-row table:style-name="ro1">
          <table:table-cell office:value-type="float" office:value="-0.2359">
            <text:p>-0.24</text:p>
          </table:table-cell>
          <table:table-cell office:value-type="float" office:value="7298.833">
            <text:p>7298.83</text:p>
          </table:table-cell>
        </table:table-row>
        <table:table-row table:style-name="ro1">
          <table:table-cell office:value-type="float" office:value="-0.3911">
            <text:p>-0.39</text:p>
          </table:table-cell>
          <table:table-cell office:value-type="float" office:value="7187.7715">
            <text:p>7187.77</text:p>
          </table:table-cell>
        </table:table-row>
        <table:table-row table:style-name="ro1">
          <table:table-cell office:value-type="float" office:value="-0.3911">
            <text:p>-0.39</text:p>
          </table:table-cell>
          <table:table-cell office:value-type="float" office:value="7034.2715">
            <text:p>7034.27</text:p>
          </table:table-cell>
        </table:table-row>
        <table:table-row table:style-name="ro1">
          <table:table-cell office:value-type="float" office:value="-0.4177">
            <text:p>-0.42</text:p>
          </table:table-cell>
          <table:table-cell office:value-type="float" office:value="6840.4546">
            <text:p>6840.45</text:p>
          </table:table-cell>
        </table:table-row>
        <table:table-row table:style-name="ro1">
          <table:table-cell office:value-type="float" office:value="-0.3973">
            <text:p>-0.4</text:p>
          </table:table-cell>
          <table:table-cell office:value-type="float" office:value="6612.5747">
            <text:p>6612.57</text:p>
          </table:table-cell>
        </table:table-row>
        <table:table-row table:style-name="ro1">
          <table:table-cell office:value-type="float" office:value="-0.3973">
            <text:p>-0.4</text:p>
          </table:table-cell>
          <table:table-cell office:value-type="float" office:value="6354.5229">
            <text:p>6354.52</text:p>
          </table:table-cell>
        </table:table-row>
        <table:table-row table:style-name="ro1">
          <table:table-cell office:value-type="float" office:value="-0.3507">
            <text:p>-0.35</text:p>
          </table:table-cell>
          <table:table-cell office:value-type="float" office:value="6074.0923">
            <text:p>6074.09</text:p>
          </table:table-cell>
        </table:table-row>
        <table:table-row table:style-name="ro1">
          <table:table-cell office:value-type="float" office:value="-0.3507">
            <text:p>-0.35</text:p>
          </table:table-cell>
          <table:table-cell office:value-type="float" office:value="5774.1655">
            <text:p>5774.17</text:p>
          </table:table-cell>
        </table:table-row>
        <table:table-row table:style-name="ro1">
          <table:table-cell office:value-type="float" office:value="-0.4089">
            <text:p>-0.41</text:p>
          </table:table-cell>
          <table:table-cell office:value-type="float" office:value="5452.1406">
            <text:p>5452.14</text:p>
          </table:table-cell>
        </table:table-row>
        <table:table-row table:style-name="ro1">
          <table:table-cell office:value-type="float" office:value="-0.4089">
            <text:p>-0.41</text:p>
          </table:table-cell>
          <table:table-cell office:value-type="float" office:value="5110.9785">
            <text:p>5110.98</text:p>
          </table:table-cell>
        </table:table-row>
        <table:table-row table:style-name="ro1">
          <table:table-cell office:value-type="float" office:value="-0.4661">
            <text:p>-0.47</text:p>
          </table:table-cell>
          <table:table-cell office:value-type="float" office:value="4748.2334">
            <text:p>4748.23</text:p>
          </table:table-cell>
        </table:table-row>
        <table:table-row table:style-name="ro1">
          <table:table-cell office:value-type="float" office:value="-0.4661">
            <text:p>-0.47</text:p>
          </table:table-cell>
          <table:table-cell office:value-type="float" office:value="4366.9165">
            <text:p>4366.92</text:p>
          </table:table-cell>
        </table:table-row>
        <table:table-row table:style-name="ro1">
          <table:table-cell office:value-type="float" office:value="-0.4526">
            <text:p>-0.45</text:p>
          </table:table-cell>
          <table:table-cell office:value-type="float" office:value="3971.0144">
            <text:p>3971.01</text:p>
          </table:table-cell>
        </table:table-row>
        <table:table-row table:style-name="ro1">
          <table:table-cell office:value-type="float" office:value="-0.4526">
            <text:p>-0.45</text:p>
          </table:table-cell>
          <table:table-cell office:value-type="float" office:value="3562.9382">
            <text:p>3562.94</text:p>
          </table:table-cell>
        </table:table-row>
        <table:table-row table:style-name="ro1">
          <table:table-cell office:value-type="float" office:value="-0.3289">
            <text:p>-0.33</text:p>
          </table:table-cell>
          <table:table-cell office:value-type="float" office:value="3156.0603">
            <text:p>3156.06</text:p>
          </table:table-cell>
        </table:table-row>
        <table:table-row table:style-name="ro1">
          <table:table-cell office:value-type="float" office:value="-0.3289">
            <text:p>-0.33</text:p>
          </table:table-cell>
          <table:table-cell office:value-type="float" office:value="2751.281">
            <text:p>2751.28</text:p>
          </table:table-cell>
        </table:table-row>
        <table:table-row table:style-name="ro1">
          <table:table-cell office:value-type="float" office:value="-0.2425">
            <text:p>-0.24</text:p>
          </table:table-cell>
          <table:table-cell office:value-type="float" office:value="2357.2029">
            <text:p>2357.2</text:p>
          </table:table-cell>
        </table:table-row>
        <table:table-row table:style-name="ro1">
          <table:table-cell office:value-type="float" office:value="-0.2425">
            <text:p>-0.24</text:p>
          </table:table-cell>
          <table:table-cell office:value-type="float" office:value="1973.7678">
            <text:p>1973.77</text:p>
          </table:table-cell>
        </table:table-row>
        <table:table-row table:style-name="ro1">
          <table:table-cell office:value-type="float" office:value="-0.2206">
            <text:p>-0.22</text:p>
          </table:table-cell>
          <table:table-cell office:value-type="float" office:value="1602.8787">
            <text:p>1602.88</text:p>
          </table:table-cell>
        </table:table-row>
        <table:table-row table:style-name="ro1">
          <table:table-cell office:value-type="float" office:value="-0.2206">
            <text:p>-0.22</text:p>
          </table:table-cell>
          <table:table-cell office:value-type="float" office:value="1244.2393">
            <text:p>1244.24</text:p>
          </table:table-cell>
        </table:table-row>
        <table:table-row table:style-name="ro1">
          <table:table-cell office:value-type="float" office:value="-0.2031">
            <text:p>-0.2</text:p>
          </table:table-cell>
          <table:table-cell office:value-type="float" office:value="899.1265">
            <text:p>899.13</text:p>
          </table:table-cell>
        </table:table-row>
        <table:table-row table:style-name="ro1">
          <table:table-cell office:value-type="float" office:value="-0.2031">
            <text:p>-0.2</text:p>
          </table:table-cell>
          <table:table-cell office:value-type="float" office:value="567.0844">
            <text:p>567.08</text:p>
          </table:table-cell>
        </table:table-row>
        <table:table-row table:style-name="ro1">
          <table:table-cell office:value-type="float" office:value="-0.1661">
            <text:p>-0.17</text:p>
          </table:table-cell>
          <table:table-cell office:value-type="float" office:value="251.0046">
            <text:p>251</text:p>
          </table:table-cell>
        </table:table-row>
        <table:table-row table:style-name="ro1">
          <table:table-cell office:value-type="float" office:value="-0.1661">
            <text:p>-0.17</text:p>
          </table:table-cell>
          <table:table-cell office:value-type="float" office:value="-49.8788">
            <text:p>-49.88</text:p>
          </table:table-cell>
        </table:table-row>
        <table:table-row table:style-name="ro1">
          <table:table-cell office:value-type="float" office:value="-0.1028">
            <text:p>-0.1</text:p>
          </table:table-cell>
          <table:table-cell office:value-type="float" office:value="-330.581">
            <text:p>-330.58</text:p>
          </table:table-cell>
        </table:table-row>
        <table:table-row table:style-name="ro1">
          <table:table-cell office:value-type="float" office:value="-0.1028">
            <text:p>-0.1</text:p>
          </table:table-cell>
          <table:table-cell office:value-type="float" office:value="-592.3677">
            <text:p>-592.37</text:p>
          </table:table-cell>
        </table:table-row>
        <table:table-row table:style-name="ro1">
          <table:table-cell office:value-type="float" office:value="-0.0788">
            <text:p>-0.08</text:p>
          </table:table-cell>
          <table:table-cell office:value-type="float" office:value="-834.2597">
            <text:p>-834.26</text:p>
          </table:table-cell>
        </table:table-row>
        <table:table-row table:style-name="ro1">
          <table:table-cell office:value-type="float" office:value="-0.0788">
            <text:p>-0.08</text:p>
          </table:table-cell>
          <table:table-cell office:value-type="float" office:value="-1057.592">
            <text:p>-1057.59</text:p>
          </table:table-cell>
        </table:table-row>
        <table:table-row table:style-name="ro1">
          <table:table-cell office:value-type="float" office:value="-0.1068">
            <text:p>-0.11</text:p>
          </table:table-cell>
          <table:table-cell office:value-type="float" office:value="-1266.1483">
            <text:p>-1266.15</text:p>
          </table:table-cell>
        </table:table-row>
        <table:table-row table:style-name="ro1">
          <table:table-cell office:value-type="float" office:value="-0.1068">
            <text:p>-0.11</text:p>
          </table:table-cell>
          <table:table-cell office:value-type="float" office:value="-1460.8479">
            <text:p>-1460.85</text:p>
          </table:table-cell>
        </table:table-row>
        <table:table-row table:style-name="ro1">
          <table:table-cell office:value-type="float" office:value="-0.0798">
            <text:p>-0.08</text:p>
          </table:table-cell>
          <table:table-cell office:value-type="float" office:value="-1640.1106">
            <text:p>-1640.11</text:p>
          </table:table-cell>
        </table:table-row>
        <table:table-row table:style-name="ro1">
          <table:table-cell office:value-type="float" office:value="-0.0798">
            <text:p>-0.08</text:p>
          </table:table-cell>
          <table:table-cell office:value-type="float" office:value="-1804.9935">
            <text:p>-1804.99</text:p>
          </table:table-cell>
        </table:table-row>
        <table:table-row table:style-name="ro1">
          <table:table-cell office:value-type="float" office:value="-0.0572">
            <text:p>-0.06</text:p>
          </table:table-cell>
          <table:table-cell office:value-type="float" office:value="-1954.4493">
            <text:p>-1954.45</text:p>
          </table:table-cell>
        </table:table-row>
        <table:table-row table:style-name="ro1">
          <table:table-cell office:value-type="float" office:value="-0.0025">
            <text:p>0</text:p>
          </table:table-cell>
          <table:table-cell office:value-type="float" office:value="-2084.676">
            <text:p>-2084.68</text:p>
          </table:table-cell>
        </table:table-row>
        <table:table-row table:style-name="ro1">
          <table:table-cell office:value-type="float" office:value="-0.0025">
            <text:p>0</text:p>
          </table:table-cell>
          <table:table-cell office:value-type="float" office:value="-2197.2229">
            <text:p>-2197.22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-2292.6072">
            <text:p>-2292.61</text:p>
          </table:table-cell>
        </table:table-row>
        <table:table-row table:style-name="ro1">
          <table:table-cell office:value-type="float" office:value="0.0077">
            <text:p>0.01</text:p>
          </table:table-cell>
          <table:table-cell office:value-type="float" office:value="-2372.2642">
            <text:p>-2372.26</text:p>
          </table:table-cell>
        </table:table-row>
        <table:table-row table:style-name="ro1">
          <table:table-cell office:value-type="float" office:value="-0.0312">
            <text:p>-0.03</text:p>
          </table:table-cell>
          <table:table-cell office:value-type="float" office:value="-2441.0403">
            <text:p>-2441.04</text:p>
          </table:table-cell>
        </table:table-row>
        <table:table-row table:style-name="ro1">
          <table:table-cell office:value-type="float" office:value="-0.0312">
            <text:p>-0.03</text:p>
          </table:table-cell>
          <table:table-cell office:value-type="float" office:value="-2499.8242">
            <text:p>-2499.82</text:p>
          </table:table-cell>
        </table:table-row>
        <table:table-row table:style-name="ro1">
          <table:table-cell office:value-type="float" office:value="-0.0213">
            <text:p>-0.02</text:p>
          </table:table-cell>
          <table:table-cell office:value-type="float" office:value="-2548.5518">
            <text:p>-2548.55</text:p>
          </table:table-cell>
        </table:table-row>
        <table:table-row table:style-name="ro1">
          <table:table-cell office:value-type="float" office:value="-0.0213">
            <text:p>-0.02</text:p>
          </table:table-cell>
          <table:table-cell office:value-type="float" office:value="-2588.0815">
            <text:p>-2588.08</text:p>
          </table:table-cell>
        </table:table-row>
        <table:table-row table:style-name="ro1">
          <table:table-cell office:value-type="float" office:value="-0.0168">
            <text:p>-0.02</text:p>
          </table:table-cell>
          <table:table-cell office:value-type="float" office:value="-2618.804">
            <text:p>-2618.8</text:p>
          </table:table-cell>
        </table:table-row>
        <table:table-row table:style-name="ro1">
          <table:table-cell office:value-type="float" office:value="-0.0168">
            <text:p>-0.02</text:p>
          </table:table-cell>
          <table:table-cell office:value-type="float" office:value="-2641.501">
            <text:p>-2641.5</text:p>
          </table:table-cell>
        </table:table-row>
        <table:table-row table:style-name="ro1">
          <table:table-cell office:value-type="float" office:value="0.005">
            <text:p>0.01</text:p>
          </table:table-cell>
          <table:table-cell office:value-type="float" office:value="-2654.9275">
            <text:p>-2654.93</text:p>
          </table:table-cell>
        </table:table-row>
        <table:table-row table:style-name="ro1">
          <table:table-cell office:value-type="float" office:value="0.005">
            <text:p>0.01</text:p>
          </table:table-cell>
          <table:table-cell office:value-type="float" office:value="-2659.9539">
            <text:p>-2659.95</text:p>
          </table:table-cell>
        </table:table-row>
        <table:table-row table:style-name="ro1">
          <table:table-cell office:value-type="float" office:value="0.0292">
            <text:p>0.03</text:p>
          </table:table-cell>
          <table:table-cell office:value-type="float" office:value="-2655.2063">
            <text:p>-2655.21</text:p>
          </table:table-cell>
        </table:table-row>
        <table:table-row table:style-name="ro1">
          <table:table-cell office:value-type="float" office:value="0.0292">
            <text:p>0.03</text:p>
          </table:table-cell>
          <table:table-cell office:value-type="float" office:value="-2641.6499">
            <text:p>-2641.65</text:p>
          </table:table-cell>
        </table:table-row>
        <table:table-row table:style-name="ro1">
          <table:table-cell office:value-type="float" office:value="0.0082">
            <text:p>0.01</text:p>
          </table:table-cell>
          <table:table-cell office:value-type="float" office:value="-2622.0713">
            <text:p>-2622.07</text:p>
          </table:table-cell>
        </table:table-row>
        <table:table-row table:style-name="ro1">
          <table:table-cell office:value-type="float" office:value="0.0082">
            <text:p>0.01</text:p>
          </table:table-cell>
          <table:table-cell office:value-type="float" office:value="-2597.106">
            <text:p>-2597.11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-2566.1199">
            <text:p>-2566.12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-2529.7776">
            <text:p>-2529.78</text:p>
          </table:table-cell>
        </table:table-row>
        <table:table-row table:style-name="ro1">
          <table:table-cell office:value-type="float" office:value="-0.004">
            <text:p>0</text:p>
          </table:table-cell>
          <table:table-cell office:value-type="float" office:value="-2491.0151">
            <text:p>-2491.02</text:p>
          </table:table-cell>
        </table:table-row>
        <table:table-row table:style-name="ro1">
          <table:table-cell office:value-type="float" office:value="-0.004">
            <text:p>0</text:p>
          </table:table-cell>
          <table:table-cell office:value-type="float" office:value="-2450.1655">
            <text:p>-2450.17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-2406.5984">
            <text:p>-2406.6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-2360.6877">
            <text:p>-2360.69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-2312.4133">
            <text:p>-2312.41</text:p>
          </table:table-cell>
        </table:table-row>
        <table:table-row table:style-name="ro1">
          <table:table-cell office:value-type="float" office:value="0.0104">
            <text:p>0.01</text:p>
          </table:table-cell>
          <table:table-cell office:value-type="float" office:value="-2262.1265">
            <text:p>-2262.13</text:p>
          </table:table-cell>
        </table:table-row>
        <table:table-row table:style-name="ro1">
          <table:table-cell office:value-type="float" office:value="0.0342">
            <text:p>0.03</text:p>
          </table:table-cell>
          <table:table-cell office:value-type="float" office:value="-2208.002">
            <text:p>-2208</text:p>
          </table:table-cell>
        </table:table-row>
        <table:table-row table:style-name="ro1">
          <table:table-cell office:value-type="float" office:value="0.0342">
            <text:p>0.03</text:p>
          </table:table-cell>
          <table:table-cell office:value-type="float" office:value="-2150.5493">
            <text:p>-2150.55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-2091.6128">
            <text:p>-2091.61</text:p>
          </table:table-cell>
        </table:table-row>
        <table:table-row table:style-name="ro1">
          <table:table-cell office:value-type="float" office:value="0.0337">
            <text:p>0.03</text:p>
          </table:table-cell>
          <table:table-cell office:value-type="float" office:value="-2030.1525">
            <text:p>-2030.15</text:p>
          </table:table-cell>
        </table:table-row>
        <table:table-row table:style-name="ro1">
          <table:table-cell office:value-type="float" office:value="0.0337">
            <text:p>0.03</text:p>
          </table:table-cell>
          <table:table-cell office:value-type="float" office:value="-1966.5679">
            <text:p>-1966.57</text:p>
          </table:table-cell>
        </table:table-row>
        <table:table-row table:style-name="ro1">
          <table:table-cell office:value-type="float" office:value="0.0463">
            <text:p>0.05</text:p>
          </table:table-cell>
          <table:table-cell office:value-type="float" office:value="-1900.0911">
            <text:p>-1900.09</text:p>
          </table:table-cell>
        </table:table-row>
        <table:table-row table:style-name="ro1">
          <table:table-cell office:value-type="float" office:value="0.0463">
            <text:p>0.05</text:p>
          </table:table-cell>
          <table:table-cell office:value-type="float" office:value="-1831.1702">
            <text:p>-1831.17</text:p>
          </table:table-cell>
        </table:table-row>
        <table:table-row table:style-name="ro1">
          <table:table-cell office:value-type="float" office:value="0.0255">
            <text:p>0.03</text:p>
          </table:table-cell>
          <table:table-cell office:value-type="float" office:value="-1762.0876">
            <text:p>-1762.09</text:p>
          </table:table-cell>
        </table:table-row>
        <table:table-row table:style-name="ro1">
          <table:table-cell office:value-type="float" office:value="0.0255">
            <text:p>0.03</text:p>
          </table:table-cell>
          <table:table-cell office:value-type="float" office:value="-1693.0319">
            <text:p>-1693.03</text:p>
          </table:table-cell>
        </table:table-row>
        <table:table-row table:style-name="ro1">
          <table:table-cell office:value-type="float" office:value="0.0061">
            <text:p>0.01</text:p>
          </table:table-cell>
          <table:table-cell office:value-type="float" office:value="-1625.9236">
            <text:p>-1625.92</text:p>
          </table:table-cell>
        </table:table-row>
        <table:table-row table:style-name="ro1">
          <table:table-cell office:value-type="float" office:value="0.0061">
            <text:p>0.01</text:p>
          </table:table-cell>
          <table:table-cell office:value-type="float" office:value="-1560.7406">
            <text:p>-1560.74</text:p>
          </table:table-cell>
        </table:table-row>
        <table:table-row table:style-name="ro1">
          <table:table-cell office:value-type="float" office:value="-0.0239">
            <text:p>-0.02</text:p>
          </table:table-cell>
          <table:table-cell office:value-type="float" office:value="-1500.1669">
            <text:p>-1500.17</text:p>
          </table:table-cell>
        </table:table-row>
        <table:table-row table:style-name="ro1">
          <table:table-cell office:value-type="float" office:value="-0.0239">
            <text:p>-0.02</text:p>
          </table:table-cell>
          <table:table-cell office:value-type="float" office:value="-1443.9044">
            <text:p>-1443.9</text:p>
          </table:table-cell>
        </table:table-row>
        <table:table-row table:style-name="ro1">
          <table:table-cell office:value-type="float" office:value="-0.0089">
            <text:p>-0.01</text:p>
          </table:table-cell>
          <table:table-cell office:value-type="float" office:value="-1390.3192">
            <text:p>-1390.32</text:p>
          </table:table-cell>
        </table:table-row>
        <table:table-row table:style-name="ro1">
          <table:table-cell office:value-type="float" office:value="-0.0089">
            <text:p>-0.01</text:p>
          </table:table-cell>
          <table:table-cell office:value-type="float" office:value="-1339.2842">
            <text:p>-1339.28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-1288.234">
            <text:p>-1288.23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-1237.2976">
            <text:p>-1237.3</text:p>
          </table:table-cell>
        </table:table-row>
        <table:table-row table:style-name="ro1">
          <table:table-cell office:value-type="float" office:value="-0.0094">
            <text:p>-0.01</text:p>
          </table:table-cell>
          <table:table-cell office:value-type="float" office:value="-1189.0798">
            <text:p>-1189.08</text:p>
          </table:table-cell>
        </table:table-row>
        <table:table-row table:style-name="ro1">
          <table:table-cell office:value-type="float" office:value="-0.0094">
            <text:p>-0.01</text:p>
          </table:table-cell>
          <table:table-cell office:value-type="float" office:value="-1143.4359">
            <text:p>-1143.44</text:p>
          </table:table-cell>
        </table:table-row>
        <table:table-row table:style-name="ro1">
          <table:table-cell office:value-type="float" office:value="-0.0272">
            <text:p>-0.03</text:p>
          </table:table-cell>
          <table:table-cell office:value-type="float" office:value="-1101.8367">
            <text:p>-1101.84</text:p>
          </table:table-cell>
        </table:table-row>
        <table:table-row table:style-name="ro1">
          <table:table-cell office:value-type="float" office:value="-0.0272">
            <text:p>-0.03</text:p>
          </table:table-cell>
          <table:table-cell office:value-type="float" office:value="-1063.9918">
            <text:p>-1063.99</text:p>
          </table:table-cell>
        </table:table-row>
        <table:table-row table:style-name="ro1">
          <table:table-cell office:value-type="float" office:value="-0.0116">
            <text:p>-0.01</text:p>
          </table:table-cell>
          <table:table-cell office:value-type="float" office:value="-1028.2205">
            <text:p>-1028.22</text:p>
          </table:table-cell>
        </table:table-row>
        <table:table-row table:style-name="ro1">
          <table:table-cell office:value-type="float" office:value="-0.0116">
            <text:p>-0.01</text:p>
          </table:table-cell>
          <table:table-cell office:value-type="float" office:value="-994.4099">
            <text:p>-994.41</text:p>
          </table:table-cell>
        </table:table-row>
        <table:table-row table:style-name="ro1">
          <table:table-cell office:value-type="float" office:value="-0.0019">
            <text:p>0</text:p>
          </table:table-cell>
          <table:table-cell office:value-type="float" office:value="-961.5837">
            <text:p>-961.58</text:p>
          </table:table-cell>
        </table:table-row>
        <table:table-row table:style-name="ro1">
          <table:table-cell office:value-type="float" office:value="-0.0019">
            <text:p>0</text:p>
          </table:table-cell>
          <table:table-cell office:value-type="float" office:value="-929.728">
            <text:p>-929.73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-897.3524">
            <text:p>-897.35</text:p>
          </table:table-cell>
        </table:table-row>
        <table:table-row table:style-name="ro1">
          <table:table-cell office:value-type="float" office:value="0.0144">
            <text:p>0.01</text:p>
          </table:table-cell>
          <table:table-cell office:value-type="float" office:value="-864.5883">
            <text:p>-864.59</text:p>
          </table:table-cell>
        </table:table-row>
        <table:table-row table:style-name="ro1">
          <table:table-cell office:value-type="float" office:value="0.0361">
            <text:p>0.04</text:p>
          </table:table-cell>
          <table:table-cell office:value-type="float" office:value="-829.5958">
            <text:p>-829.6</text:p>
          </table:table-cell>
        </table:table-row>
        <table:table-row table:style-name="ro1">
          <table:table-cell office:value-type="float" office:value="0.0361">
            <text:p>0.04</text:p>
          </table:table-cell>
          <table:table-cell office:value-type="float" office:value="-792.6797">
            <text:p>-792.68</text:p>
          </table:table-cell>
        </table:table-row>
        <table:table-row table:style-name="ro1">
          <table:table-cell office:value-type="float" office:value="0.0461">
            <text:p>0.05</text:p>
          </table:table-cell>
          <table:table-cell office:value-type="float" office:value="-753.2169">
            <text:p>-753.22</text:p>
          </table:table-cell>
        </table:table-row>
        <table:table-row table:style-name="ro1">
          <table:table-cell office:value-type="float" office:value="0.0461">
            <text:p>0.05</text:p>
          </table:table-cell>
          <table:table-cell office:value-type="float" office:value="-711.5543">
            <text:p>-711.55</text:p>
          </table:table-cell>
        </table:table-row>
        <table:table-row table:style-name="ro1">
          <table:table-cell office:value-type="float" office:value="0.0313">
            <text:p>0.03</text:p>
          </table:table-cell>
          <table:table-cell office:value-type="float" office:value="-669.3538">
            <text:p>-669.35</text:p>
          </table:table-cell>
        </table:table-row>
        <table:table-row table:style-name="ro1">
          <table:table-cell office:value-type="float" office:value="0.0231">
            <text:p>0.02</text:p>
          </table:table-cell>
          <table:table-cell office:value-type="float" office:value="-627.5113">
            <text:p>-627.51</text:p>
          </table:table-cell>
        </table:table-row>
        <table:table-row table:style-name="ro1">
          <table:table-cell office:value-type="float" office:value="0.0231">
            <text:p>0.02</text:p>
          </table:table-cell>
          <table:table-cell office:value-type="float" office:value="-586.0963">
            <text:p>-586.1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-545.5781">
            <text:p>-545.58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-505.9705">
            <text:p>-505.97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-467.3058">
            <text:p>-467.31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-429.5887">
            <text:p>-429.59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-392.5129">
            <text:p>-392.51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-356.1084">
            <text:p>-356.11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-321.7883">
            <text:p>-321.79</text:p>
          </table:table-cell>
        </table:table-row>
        <table:table-row table:style-name="ro1">
          <table:table-cell office:value-type="float" office:value="0.0064">
            <text:p>0.01</text:p>
          </table:table-cell>
          <table:table-cell office:value-type="float" office:value="-289.4349">
            <text:p>-289.43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-257.7705">
            <text:p>-257.77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-226.8069">
            <text:p>-226.81</text:p>
          </table:table-cell>
        </table:table-row>
        <table:table-row table:style-name="ro1">
          <table:table-cell office:value-type="float" office:value="0.0048">
            <text:p>0</text:p>
          </table:table-cell>
          <table:table-cell office:value-type="float" office:value="-197.8634">
            <text:p>-197.86</text:p>
          </table:table-cell>
        </table:table-row>
        <table:table-row table:style-name="ro1">
          <table:table-cell office:value-type="float" office:value="0.0048">
            <text:p>0</text:p>
          </table:table-cell>
          <table:table-cell office:value-type="float" office:value="-170.8156">
            <text:p>-170.82</text:p>
          </table:table-cell>
        </table:table-row>
        <table:table-row table:style-name="ro1">
          <table:table-cell office:value-type="float" office:value="0.0111">
            <text:p>0.01</text:p>
          </table:table-cell>
          <table:table-cell office:value-type="float" office:value="-144.9735">
            <text:p>-144.97</text:p>
          </table:table-cell>
        </table:table-row>
        <table:table-row table:style-name="ro1">
          <table:table-cell office:value-type="float" office:value="0.0111">
            <text:p>0.01</text:p>
          </table:table-cell>
          <table:table-cell office:value-type="float" office:value="-120.2843">
            <text:p>-120.28</text:p>
          </table:table-cell>
        </table:table-row>
        <table:table-row table:style-name="ro1">
          <table:table-cell office:value-type="float" office:value="0.0092">
            <text:p>0.01</text:p>
          </table:table-cell>
          <table:table-cell office:value-type="float" office:value="-96.8735">
            <text:p>-96.87</text:p>
          </table:table-cell>
        </table:table-row>
        <table:table-row table:style-name="ro1">
          <table:table-cell office:value-type="float" office:value="0.0092">
            <text:p>0.01</text:p>
          </table:table-cell>
          <table:table-cell office:value-type="float" office:value="-74.6749">
            <text:p>-74.67</text:p>
          </table:table-cell>
        </table:table-row>
        <table:table-row table:style-name="ro1">
          <table:table-cell office:value-type="float" office:value="-0.0053">
            <text:p>-0.01</text:p>
          </table:table-cell>
          <table:table-cell office:value-type="float" office:value="-54.9362">
            <text:p>-54.94</text:p>
          </table:table-cell>
        </table:table-row>
        <table:table-row table:style-name="ro1">
          <table:table-cell office:value-type="float" office:value="-0.0053">
            <text:p>-0.01</text:p>
          </table:table-cell>
          <table:table-cell office:value-type="float" office:value="-37.4667">
            <text:p>-37.47</text:p>
          </table:table-cell>
        </table:table-row>
        <table:table-row table:style-name="ro1">
          <table:table-cell office:value-type="float" office:value="0.0034">
            <text:p>0</text:p>
          </table:table-cell>
          <table:table-cell office:value-type="float" office:value="-21.2962">
            <text:p>-21.3</text:p>
          </table:table-cell>
        </table:table-row>
        <table:table-row table:style-name="ro1">
          <table:table-cell office:value-type="float" office:value="0.0034">
            <text:p>0</text:p>
          </table:table-cell>
          <table:table-cell office:value-type="float" office:value="-6.3384">
            <text:p>-6.34</text:p>
          </table:table-cell>
        </table:table-row>
        <table:table-row table:style-name="ro1">
          <table:table-cell office:value-type="float" office:value="0.0272">
            <text:p>0.03</text:p>
          </table:table-cell>
          <table:table-cell office:value-type="float" office:value="9.6345">
            <text:p>9.63</text:p>
          </table:table-cell>
        </table:table-row>
        <table:table-row table:style-name="ro1">
          <table:table-cell office:value-type="float" office:value="0.0272">
            <text:p>0.03</text:p>
          </table:table-cell>
          <table:table-cell office:value-type="float" office:value="26.4836">
            <text:p>26.48</text:p>
          </table:table-cell>
        </table:table-row>
        <table:table-row table:style-name="ro1">
          <table:table-cell office:value-type="float" office:value="0.0314">
            <text:p>0.03</text:p>
          </table:table-cell>
          <table:table-cell office:value-type="float" office:value="44.4558">
            <text:p>44.46</text:p>
          </table:table-cell>
        </table:table-row>
        <table:table-row table:style-name="ro1">
          <table:table-cell office:value-type="float" office:value="0.0314">
            <text:p>0.03</text:p>
          </table:table-cell>
          <table:table-cell office:value-type="float" office:value="63.3966">
            <text:p>63.4</text:p>
          </table:table-cell>
        </table:table-row>
        <table:table-row table:style-name="ro1">
          <table:table-cell office:value-type="float" office:value="0.0204">
            <text:p>0.02</text:p>
          </table:table-cell>
          <table:table-cell office:value-type="float" office:value="82.1733">
            <text:p>82.17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100.909">
            <text:p>100.91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119.561">
            <text:p>119.56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137.254">
            <text:p>137.25</text:p>
          </table:table-cell>
        </table:table-row>
        <table:table-row table:style-name="ro1">
          <table:table-cell office:value-type="float" office:value="0.0128">
            <text:p>0.01</text:p>
          </table:table-cell>
          <table:table-cell office:value-type="float" office:value="154.0372">
            <text:p>154.04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169.9904">
            <text:p>169.99</text:p>
          </table:table-cell>
        </table:table-row>
        <table:table-row table:style-name="ro1">
          <table:table-cell office:value-type="float" office:value="0.0132">
            <text:p>0.01</text:p>
          </table:table-cell>
          <table:table-cell office:value-type="float" office:value="185.1547">
            <text:p>185.15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199.1727">
            <text:p>199.17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212.1211">
            <text:p>212.12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225.272">
            <text:p>225.27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238.5727">
            <text:p>238.57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250.8303">
            <text:p>250.83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262.1159">
            <text:p>262.12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272.5621">
            <text:p>272.56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282.2245">
            <text:p>282.22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290.9684">
            <text:p>290.97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298.8614">
            <text:p>298.86</text:p>
          </table:table-cell>
        </table:table-row>
        <table:table-row table:style-name="ro1">
          <table:table-cell office:value-type="float" office:value="0.0037">
            <text:p>0</text:p>
          </table:table-cell>
          <table:table-cell office:value-type="float" office:value="305.5703">
            <text:p>305.57</text:p>
          </table:table-cell>
        </table:table-row>
        <table:table-row table:style-name="ro1">
          <table:table-cell office:value-type="float" office:value="0.0037">
            <text:p>0</text:p>
          </table:table-cell>
          <table:table-cell office:value-type="float" office:value="311.1938">
            <text:p>311.19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316.6714">
            <text:p>316.67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322.0039">
            <text:p>322</text:p>
          </table:table-cell>
        </table:table-row>
        <table:table-row table:style-name="ro1">
          <table:table-cell office:value-type="float" office:value="0.0083">
            <text:p>0.01</text:p>
          </table:table-cell>
          <table:table-cell office:value-type="float" office:value="326.7624">
            <text:p>326.76</text:p>
          </table:table-cell>
        </table:table-row>
        <table:table-row table:style-name="ro1">
          <table:table-cell office:value-type="float" office:value="0.0083">
            <text:p>0.01</text:p>
          </table:table-cell>
          <table:table-cell office:value-type="float" office:value="330.9912">
            <text:p>330.9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34.8853">
            <text:p>334.8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38.4678">
            <text:p>338.47</text:p>
          </table:table-cell>
        </table:table-row>
        <table:table-row table:style-name="ro1">
          <table:table-cell office:value-type="float" office:value="0.0225">
            <text:p>0.02</text:p>
          </table:table-cell>
          <table:table-cell office:value-type="float" office:value="342.8831">
            <text:p>342.88</text:p>
          </table:table-cell>
        </table:table-row>
        <table:table-row table:style-name="ro1">
          <table:table-cell office:value-type="float" office:value="0.0225">
            <text:p>0.02</text:p>
          </table:table-cell>
          <table:table-cell office:value-type="float" office:value="348.039">
            <text:p>348.04</text:p>
          </table:table-cell>
        </table:table-row>
        <table:table-row table:style-name="ro1">
          <table:table-cell office:value-type="float" office:value="0.0299">
            <text:p>0.03</text:p>
          </table:table-cell>
          <table:table-cell office:value-type="float" office:value="354.5219">
            <text:p>354.52</text:p>
          </table:table-cell>
        </table:table-row>
        <table:table-row table:style-name="ro1">
          <table:table-cell office:value-type="float" office:value="0.0299">
            <text:p>0.03</text:p>
          </table:table-cell>
          <table:table-cell office:value-type="float" office:value="362.1865">
            <text:p>362.19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370.0833">
            <text:p>370.08</text:p>
          </table:table-cell>
        </table:table-row>
        <table:table-row table:style-name="ro1">
          <table:table-cell office:value-type="float" office:value="0.005">
            <text:p>0.01</text:p>
          </table:table-cell>
          <table:table-cell office:value-type="float" office:value="376.7388">
            <text:p>376.74</text:p>
          </table:table-cell>
        </table:table-row>
        <table:table-row table:style-name="ro1">
          <table:table-cell office:value-type="float" office:value="0.005">
            <text:p>0.01</text:p>
          </table:table-cell>
          <table:table-cell office:value-type="float" office:value="382.2574">
            <text:p>382.26</text:p>
          </table:table-cell>
        </table:table-row>
        <table:table-row table:style-name="ro1">
          <table:table-cell office:value-type="float" office:value="0.0099">
            <text:p>0.01</text:p>
          </table:table-cell>
          <table:table-cell office:value-type="float" office:value="387.1764">
            <text:p>387.18</text:p>
          </table:table-cell>
        </table:table-row>
        <table:table-row table:style-name="ro1">
          <table:table-cell office:value-type="float" office:value="0.0099">
            <text:p>0.01</text:p>
          </table:table-cell>
          <table:table-cell office:value-type="float" office:value="391.542">
            <text:p>391.54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396.7186">
            <text:p>396.72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402.6142">
            <text:p>402.61</text:p>
          </table:table-cell>
        </table:table-row>
        <table:table-row table:style-name="ro1">
          <table:table-cell office:value-type="float" office:value="0.0314">
            <text:p>0.03</text:p>
          </table:table-cell>
          <table:table-cell office:value-type="float" office:value="409.7604">
            <text:p>409.76</text:p>
          </table:table-cell>
        </table:table-row>
        <table:table-row table:style-name="ro1">
          <table:table-cell office:value-type="float" office:value="0.0314">
            <text:p>0.03</text:p>
          </table:table-cell>
          <table:table-cell office:value-type="float" office:value="418.0175">
            <text:p>418.02</text:p>
          </table:table-cell>
        </table:table-row>
        <table:table-row table:style-name="ro1">
          <table:table-cell office:value-type="float" office:value="0.0165">
            <text:p>0.02</text:p>
          </table:table-cell>
          <table:table-cell office:value-type="float" office:value="425.9133">
            <text:p>425.91</text:p>
          </table:table-cell>
        </table:table-row>
        <table:table-row table:style-name="ro1">
          <table:table-cell office:value-type="float" office:value="0.0165">
            <text:p>0.02</text:p>
          </table:table-cell>
          <table:table-cell office:value-type="float" office:value="433.4632">
            <text:p>433.46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440.1646">
            <text:p>440.16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446.0834">
            <text:p>446.08</text:p>
          </table:table-cell>
        </table:table-row>
        <table:table-row table:style-name="ro1">
          <table:table-cell office:value-type="float" office:value="0.0263">
            <text:p>0.03</text:p>
          </table:table-cell>
          <table:table-cell office:value-type="float" office:value="452.6796">
            <text:p>452.68</text:p>
          </table:table-cell>
        </table:table-row>
        <table:table-row table:style-name="ro1">
          <table:table-cell office:value-type="float" office:value="0.0263">
            <text:p>0.03</text:p>
          </table:table-cell>
          <table:table-cell office:value-type="float" office:value="459.8705">
            <text:p>459.87</text:p>
          </table:table-cell>
        </table:table-row>
        <table:table-row table:style-name="ro1">
          <table:table-cell office:value-type="float" office:value="0.0199">
            <text:p>0.02</text:p>
          </table:table-cell>
          <table:table-cell office:value-type="float" office:value="467.0078">
            <text:p>467.01</text:p>
          </table:table-cell>
        </table:table-row>
        <table:table-row table:style-name="ro1">
          <table:table-cell office:value-type="float" office:value="0.0199">
            <text:p>0.02</text:p>
          </table:table-cell>
          <table:table-cell office:value-type="float" office:value="474.0786">
            <text:p>474.08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480.0039">
            <text:p>480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484.8806">
            <text:p>484.88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489.5803">
            <text:p>489.58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494.1086">
            <text:p>494.11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497.469">
            <text:p>497.47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499.7668">
            <text:p>499.77</text:p>
          </table:table-cell>
        </table:table-row>
        <table:table-row table:style-name="ro1">
          <table:table-cell office:value-type="float" office:value="0.0178">
            <text:p>0.02</text:p>
          </table:table-cell>
          <table:table-cell office:value-type="float" office:value="502.2012">
            <text:p>502.2</text:p>
          </table:table-cell>
        </table:table-row>
        <table:table-row table:style-name="ro1">
          <table:table-cell office:value-type="float" office:value="0.0178">
            <text:p>0.02</text:p>
          </table:table-cell>
          <table:table-cell office:value-type="float" office:value="504.7525">
            <text:p>504.75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507.1168">
            <text:p>507.12</text:p>
          </table:table-cell>
        </table:table-row>
        <table:table-row table:style-name="ro1">
          <table:table-cell office:value-type="float" office:value="0.0147">
            <text:p>0.01</text:p>
          </table:table-cell>
          <table:table-cell office:value-type="float" office:value="509.3064">
            <text:p>509.31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510.7162">
            <text:p>510.72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511.4409">
            <text:p>511.44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511.5453">
            <text:p>511.55</text:p>
          </table:table-cell>
        </table:table-row>
        <table:table-row table:style-name="ro1">
          <table:table-cell office:value-type="float" office:value="0.0071">
            <text:p>0.01</text:p>
          </table:table-cell>
          <table:table-cell office:value-type="float" office:value="511.0016">
            <text:p>511</text:p>
          </table:table-cell>
        </table:table-row>
        <table:table-row table:style-name="ro1">
          <table:table-cell office:value-type="float" office:value="0.0071">
            <text:p>0.01</text:p>
          </table:table-cell>
          <table:table-cell office:value-type="float" office:value="509.8745">
            <text:p>509.87</text:p>
          </table:table-cell>
        </table:table-row>
        <table:table-row table:style-name="ro1">
          <table:table-cell office:value-type="float" office:value="0.003">
            <text:p>0</text:p>
          </table:table-cell>
          <table:table-cell office:value-type="float" office:value="507.849">
            <text:p>507.85</text:p>
          </table:table-cell>
        </table:table-row>
        <table:table-row table:style-name="ro1">
          <table:table-cell office:value-type="float" office:value="0.003">
            <text:p>0</text:p>
          </table:table-cell>
          <table:table-cell office:value-type="float" office:value="505.0181">
            <text:p>505.02</text:p>
          </table:table-cell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502.282">
            <text:p>502.28</text:p>
          </table:table-cell>
        </table:table-row>
        <table:table-row table:style-name="ro1">
          <table:table-cell office:value-type="float" office:value="0.012">
            <text:p>0.01</text:p>
          </table:table-cell>
          <table:table-cell office:value-type="float" office:value="499.6384">
            <text:p>499.64</text:p>
          </table:table-cell>
        </table:table-row>
        <table:table-row table:style-name="ro1">
          <table:table-cell office:value-type="float" office:value="0.0199">
            <text:p>0.02</text:p>
          </table:table-cell>
          <table:table-cell office:value-type="float" office:value="497.8004">
            <text:p>497.8</text:p>
          </table:table-cell>
        </table:table-row>
        <table:table-row table:style-name="ro1">
          <table:table-cell office:value-type="float" office:value="0.0199">
            <text:p>0.02</text:p>
          </table:table-cell>
          <table:table-cell office:value-type="float" office:value="496.6942">
            <text:p>496.69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496.3833">
            <text:p>496.38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496.7909">
            <text:p>496.79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497.2515">
            <text:p>497.25</text:p>
          </table:table-cell>
        </table:table-row>
        <table:table-row table:style-name="ro1">
          <table:table-cell office:value-type="float" office:value="0.0148">
            <text:p>0.01</text:p>
          </table:table-cell>
          <table:table-cell office:value-type="float" office:value="497.7586">
            <text:p>497.76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498.835">
            <text:p>498.84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500.4225">
            <text:p>500.42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502.247">
            <text:p>502.25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504.281">
            <text:p>504.28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506.7851">
            <text:p>506.79</text:p>
          </table:table-cell>
        </table:table-row>
        <table:table-row table:style-name="ro1">
          <table:table-cell office:value-type="float" office:value="0.0214">
            <text:p>0.02</text:p>
          </table:table-cell>
          <table:table-cell office:value-type="float" office:value="509.7073">
            <text:p>509.7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512.8784">
            <text:p>512.8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516.2661">
            <text:p>516.27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519.6868">
            <text:p>519.69</text:p>
          </table:table-cell>
        </table:table-row>
        <table:table-row table:style-name="ro1">
          <table:table-cell office:value-type="float" office:value="0.0183">
            <text:p>0.02</text:p>
          </table:table-cell>
          <table:table-cell office:value-type="float" office:value="523.1287">
            <text:p>523.13</text:p>
          </table:table-cell>
        </table:table-row>
        <table:table-row table:style-name="ro1">
          <table:table-cell office:value-type="float" office:value="0.0099">
            <text:p>0.01</text:p>
          </table:table-cell>
          <table:table-cell office:value-type="float" office:value="525.8214">
            <text:p>525.82</text:p>
          </table:table-cell>
        </table:table-row>
        <table:table-row table:style-name="ro1">
          <table:table-cell office:value-type="float" office:value="0.0099">
            <text:p>0.01</text:p>
          </table:table-cell>
          <table:table-cell office:value-type="float" office:value="527.8312">
            <text:p>527.83</text:p>
          </table:table-cell>
        </table:table-row>
        <table:table-row table:style-name="ro1">
          <table:table-cell office:value-type="float" office:value="0.0086">
            <text:p>0.01</text:p>
          </table:table-cell>
          <table:table-cell office:value-type="float" office:value="529.0986">
            <text:p>529.1</text:p>
          </table:table-cell>
        </table:table-row>
        <table:table-row table:style-name="ro1">
          <table:table-cell office:value-type="float" office:value="0.0009">
            <text:p>0</text:p>
          </table:table-cell>
          <table:table-cell office:value-type="float" office:value="528.999">
            <text:p>529</text:p>
          </table:table-cell>
        </table:table-row>
        <table:table-row table:style-name="ro1">
          <table:table-cell office:value-type="float" office:value="0.0009">
            <text:p>0</text:p>
          </table:table-cell>
          <table:table-cell office:value-type="float" office:value="527.6661">
            <text:p>527.67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526.3904">
            <text:p>526.39</text:p>
          </table:table-cell>
        </table:table-row>
        <table:table-row table:style-name="ro1">
          <table:table-cell office:value-type="float" office:value="0.0138">
            <text:p>0.01</text:p>
          </table:table-cell>
          <table:table-cell office:value-type="float" office:value="525.1698">
            <text:p>525.17</text:p>
          </table:table-cell>
        </table:table-row>
        <table:table-row table:style-name="ro1">
          <table:table-cell office:value-type="float" office:value="0.0044">
            <text:p>0</text:p>
          </table:table-cell>
          <table:table-cell office:value-type="float" office:value="523.1539">
            <text:p>523.15</text:p>
          </table:table-cell>
        </table:table-row>
        <table:table-row table:style-name="ro1">
          <table:table-cell office:value-type="float" office:value="0.0044">
            <text:p>0</text:p>
          </table:table-cell>
          <table:table-cell office:value-type="float" office:value="520.4255">
            <text:p>520.43</text:p>
          </table:table-cell>
        </table:table-row>
        <table:table-row table:style-name="ro1">
          <table:table-cell office:value-type="float" office:value="0.0001">
            <text:p>0</text:p>
          </table:table-cell>
          <table:table-cell office:value-type="float" office:value="516.6754">
            <text:p>516.68</text:p>
          </table:table-cell>
        </table:table-row>
        <table:table-row table:style-name="ro1">
          <table:table-cell office:value-type="float" office:value="0.0001">
            <text:p>0</text:p>
          </table:table-cell>
          <table:table-cell office:value-type="float" office:value="512.0125">
            <text:p>512.01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507.2092">
            <text:p>507.21</text:p>
          </table:table-cell>
        </table:table-row>
        <table:table-row table:style-name="ro1">
          <table:table-cell office:value-type="float" office:value="0.0076">
            <text:p>0.01</text:p>
          </table:table-cell>
          <table:table-cell office:value-type="float" office:value="502.2912">
            <text:p>502.29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497.5573">
            <text:p>497.56</text:p>
          </table:table-cell>
        </table:table-row>
        <table:table-row table:style-name="ro1">
          <table:table-cell office:value-type="float" office:value="0.0106">
            <text:p>0.01</text:p>
          </table:table-cell>
          <table:table-cell office:value-type="float" office:value="493.0013">
            <text:p>493</text:p>
          </table:table-cell>
        </table:table-row>
        <table:table-row table:style-name="ro1">
          <table:table-cell office:value-type="float" office:value="-0.0089">
            <text:p>-0.01</text:p>
          </table:table-cell>
          <table:table-cell office:value-type="float" office:value="486.8556">
            <text:p>486.86</text:p>
          </table:table-cell>
        </table:table-row>
        <table:table-row table:style-name="ro1">
          <table:table-cell office:value-type="float" office:value="-0.0089">
            <text:p>-0.01</text:p>
          </table:table-cell>
          <table:table-cell office:value-type="float" office:value="479.2905">
            <text:p>479.29</text:p>
          </table:table-cell>
        </table:table-row>
        <table:table-row table:style-name="ro1">
          <table:table-cell office:value-type="float" office:value="-0.0351">
            <text:p>-0.04</text:p>
          </table:table-cell>
          <table:table-cell office:value-type="float" office:value="468.0961">
            <text:p>468.1</text:p>
          </table:table-cell>
        </table:table-row>
        <table:table-row table:style-name="ro1">
          <table:table-cell office:value-type="float" office:value="-0.0351">
            <text:p>-0.04</text:p>
          </table:table-cell>
          <table:table-cell office:value-type="float" office:value="453.6542">
            <text:p>453.65</text:p>
          </table:table-cell>
        </table:table-row>
        <table:table-row table:style-name="ro1">
          <table:table-cell office:value-type="float" office:value="-0.0483">
            <text:p>-0.05</text:p>
          </table:table-cell>
          <table:table-cell office:value-type="float" office:value="435.1285">
            <text:p>435.13</text:p>
          </table:table-cell>
        </table:table-row>
        <table:table-row table:style-name="ro1">
          <table:table-cell office:value-type="float" office:value="-0.0483">
            <text:p>-0.05</text:p>
          </table:table-cell>
          <table:table-cell office:value-type="float" office:value="412.9634">
            <text:p>412.96</text:p>
          </table:table-cell>
        </table:table-row>
        <table:table-row table:style-name="ro1">
          <table:table-cell office:value-type="float" office:value="-0.1004">
            <text:p>-0.1</text:p>
          </table:table-cell>
          <table:table-cell office:value-type="float" office:value="382.8677">
            <text:p>382.87</text:p>
          </table:table-cell>
        </table:table-row>
        <table:table-row table:style-name="ro1">
          <table:table-cell office:value-type="float" office:value="-0.1004">
            <text:p>-0.1</text:p>
          </table:table-cell>
          <table:table-cell office:value-type="float" office:value="345.6898">
            <text:p>345.69</text:p>
          </table:table-cell>
        </table:table-row>
        <table:table-row table:style-name="ro1">
          <table:table-cell office:value-type="float" office:value="-0.2088">
            <text:p>-0.21</text:p>
          </table:table-cell>
          <table:table-cell office:value-type="float" office:value="292.425">
            <text:p>292.43</text:p>
          </table:table-cell>
        </table:table-row>
        <table:table-row table:style-name="ro1">
          <table:table-cell office:value-type="float" office:value="-0.2088">
            <text:p>-0.21</text:p>
          </table:table-cell>
          <table:table-cell office:value-type="float" office:value="224.7748">
            <text:p>224.77</text:p>
          </table:table-cell>
        </table:table-row>
        <table:table-row table:style-name="ro1">
          <table:table-cell office:value-type="float" office:value="-0.2885">
            <text:p>-0.29</text:p>
          </table:table-cell>
          <table:table-cell office:value-type="float" office:value="137.121">
            <text:p>137.12</text:p>
          </table:table-cell>
        </table:table-row>
        <table:table-row table:style-name="ro1">
          <table:table-cell office:value-type="float" office:value="-0.2885">
            <text:p>-0.29</text:p>
          </table:table-cell>
          <table:table-cell office:value-type="float" office:value="31.6332">
            <text:p>31.63</text:p>
          </table:table-cell>
        </table:table-row>
        <table:table-row table:style-name="ro1">
          <table:table-cell office:value-type="float" office:value="-0.4225">
            <text:p>-0.42</text:p>
          </table:table-cell>
          <table:table-cell office:value-type="float" office:value="-101.7756">
            <text:p>-101.78</text:p>
          </table:table-cell>
        </table:table-row>
        <table:table-row table:style-name="ro1">
          <table:table-cell office:value-type="float" office:value="-0.4225">
            <text:p>-0.42</text:p>
          </table:table-cell>
          <table:table-cell office:value-type="float" office:value="-260.0497">
            <text:p>-260.05</text:p>
          </table:table-cell>
        </table:table-row>
        <table:table-row table:style-name="ro1">
          <table:table-cell office:value-type="float" office:value="-0.5656">
            <text:p>-0.57</text:p>
          </table:table-cell>
          <table:table-cell office:value-type="float" office:value="-453.2842">
            <text:p>-453.28</text:p>
          </table:table-cell>
        </table:table-row>
        <table:table-row table:style-name="ro1">
          <table:table-cell office:value-type="float" office:value="-0.5656">
            <text:p>-0.57</text:p>
          </table:table-cell>
          <table:table-cell office:value-type="float" office:value="-677.5875">
            <text:p>-677.59</text:p>
          </table:table-cell>
        </table:table-row>
        <table:table-row table:style-name="ro1">
          <table:table-cell office:value-type="float" office:value="-0.7242">
            <text:p>-0.72</text:p>
          </table:table-cell>
          <table:table-cell office:value-type="float" office:value="-943.6832">
            <text:p>-943.68</text:p>
          </table:table-cell>
        </table:table-row>
        <table:table-row table:style-name="ro1">
          <table:table-cell office:value-type="float" office:value="-0.7909">
            <text:p>-0.79</text:p>
          </table:table-cell>
          <table:table-cell office:value-type="float" office:value="-1252.854">
            <text:p>-1252.85</text:p>
          </table:table-cell>
        </table:table-row>
        <table:table-row table:style-name="ro1">
          <table:table-cell office:value-type="float" office:value="-0.7909">
            <text:p>-0.79</text:p>
          </table:table-cell>
          <table:table-cell office:value-type="float" office:value="-1600.1272">
            <text:p>-1600.13</text:p>
          </table:table-cell>
        </table:table-row>
        <table:table-row table:style-name="ro1">
          <table:table-cell office:value-type="float" office:value="-0.731">
            <text:p>-0.73</text:p>
          </table:table-cell>
          <table:table-cell office:value-type="float" office:value="-1975.5135">
            <text:p>-1975.51</text:p>
          </table:table-cell>
        </table:table-row>
        <table:table-row table:style-name="ro1">
          <table:table-cell office:value-type="float" office:value="-0.731">
            <text:p>-0.73</text:p>
          </table:table-cell>
          <table:table-cell office:value-type="float" office:value="-2375.3335">
            <text:p>-2375.33</text:p>
          </table:table-cell>
        </table:table-row>
        <table:table-row table:style-name="ro1">
          <table:table-cell office:value-type="float" office:value="-0.5831">
            <text:p>-0.58</text:p>
          </table:table-cell>
          <table:table-cell office:value-type="float" office:value="-2782.8606">
            <text:p>-2782.86</text:p>
          </table:table-cell>
        </table:table-row>
        <table:table-row table:style-name="ro1">
          <table:table-cell office:value-type="float" office:value="-0.5831">
            <text:p>-0.58</text:p>
          </table:table-cell>
          <table:table-cell office:value-type="float" office:value="-3196.3247">
            <text:p>-3196.32</text:p>
          </table:table-cell>
        </table:table-row>
        <table:table-row table:style-name="ro1">
          <table:table-cell office:value-type="float" office:value="-0.4509">
            <text:p>-0.45</text:p>
          </table:table-cell>
          <table:table-cell office:value-type="float" office:value="-3602.1775">
            <text:p>-3602.18</text:p>
          </table:table-cell>
        </table:table-row>
        <table:table-row table:style-name="ro1">
          <table:table-cell office:value-type="float" office:value="-0.4509">
            <text:p>-0.45</text:p>
          </table:table-cell>
          <table:table-cell office:value-type="float" office:value="-4000.1465">
            <text:p>-4000.15</text:p>
          </table:table-cell>
        </table:table-row>
        <table:table-row table:style-name="ro1">
          <table:table-cell office:value-type="float" office:value="-0.3752">
            <text:p>-0.38</text:p>
          </table:table-cell>
          <table:table-cell office:value-type="float" office:value="-4383.1792">
            <text:p>-4383.18</text:p>
          </table:table-cell>
        </table:table-row>
        <table:table-row table:style-name="ro1">
          <table:table-cell office:value-type="float" office:value="-0.3752">
            <text:p>-0.38</text:p>
          </table:table-cell>
          <table:table-cell office:value-type="float" office:value="-4751.7744">
            <text:p>-4751.77</text:p>
          </table:table-cell>
        </table:table-row>
        <table:table-row table:style-name="ro1">
          <table:table-cell office:value-type="float" office:value="-0.2891">
            <text:p>-0.29</text:p>
          </table:table-cell>
          <table:table-cell office:value-type="float" office:value="-5098.6445">
            <text:p>-5098.64</text:p>
          </table:table-cell>
        </table:table-row>
        <table:table-row table:style-name="ro1">
          <table:table-cell office:value-type="float" office:value="-0.2891">
            <text:p>-0.29</text:p>
          </table:table-cell>
          <table:table-cell office:value-type="float" office:value="-5425.041">
            <text:p>-5425.04</text:p>
          </table:table-cell>
        </table:table-row>
        <table:table-row table:style-name="ro1">
          <table:table-cell office:value-type="float" office:value="-0.2169">
            <text:p>-0.22</text:p>
          </table:table-cell>
          <table:table-cell office:value-type="float" office:value="-5725.6255">
            <text:p>-5725.63</text:p>
          </table:table-cell>
        </table:table-row>
        <table:table-row table:style-name="ro1">
          <table:table-cell office:value-type="float" office:value="-0.2169">
            <text:p>-0.22</text:p>
          </table:table-cell>
          <table:table-cell office:value-type="float" office:value="-6002.1631">
            <text:p>-6002.16</text:p>
          </table:table-cell>
        </table:table-row>
        <table:table-row table:style-name="ro1">
          <table:table-cell office:value-type="float" office:value="-0.0133">
            <text:p>-0.01</text:p>
          </table:table-cell>
          <table:table-cell office:value-type="float" office:value="-6237.9307">
            <text:p>-6237.93</text:p>
          </table:table-cell>
        </table:table-row>
        <table:table-row table:style-name="ro1">
          <table:table-cell office:value-type="float" office:value="-0.0133">
            <text:p>-0.01</text:p>
          </table:table-cell>
          <table:table-cell office:value-type="float" office:value="-6436.314">
            <text:p>-6436.31</text:p>
          </table:table-cell>
        </table:table-row>
        <table:table-row table:style-name="ro1">
          <table:table-cell office:value-type="float" office:value="0.0996">
            <text:p>0.1</text:p>
          </table:table-cell>
          <table:table-cell office:value-type="float" office:value="-6590.2769">
            <text:p>-6590.28</text:p>
          </table:table-cell>
        </table:table-row>
        <table:table-row table:style-name="ro1">
          <table:table-cell office:value-type="float" office:value="0.0996">
            <text:p>0.1</text:p>
          </table:table-cell>
          <table:table-cell office:value-type="float" office:value="-6703.7656">
            <text:p>-6703.77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-6787.9961">
            <text:p>-6788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-6845.6108">
            <text:p>-6845.61</text:p>
          </table:table-cell>
        </table:table-row>
        <table:table-row table:style-name="ro1">
          <table:table-cell office:value-type="float" office:value="0.1445">
            <text:p>0.14</text:p>
          </table:table-cell>
          <table:table-cell office:value-type="float" office:value="-6867.4551">
            <text:p>-6867.46</text:p>
          </table:table-cell>
        </table:table-row>
        <table:table-row table:style-name="ro1">
          <table:table-cell office:value-type="float" office:value="0.1445">
            <text:p>0.14</text:p>
          </table:table-cell>
          <table:table-cell office:value-type="float" office:value="-6856.9619">
            <text:p>-6856.96</text:p>
          </table:table-cell>
        </table:table-row>
        <table:table-row table:style-name="ro1">
          <table:table-cell office:value-type="float" office:value="0.3633">
            <text:p>0.36</text:p>
          </table:table-cell>
          <table:table-cell office:value-type="float" office:value="-6797.5581">
            <text:p>-6797.56</text:p>
          </table:table-cell>
        </table:table-row>
        <table:table-row table:style-name="ro1">
          <table:table-cell office:value-type="float" office:value="0.3633">
            <text:p>0.36</text:p>
          </table:table-cell>
          <table:table-cell office:value-type="float" office:value="-6694.1606">
            <text:p>-6694.16</text:p>
          </table:table-cell>
        </table:table-row>
        <table:table-row table:style-name="ro1">
          <table:table-cell office:value-type="float" office:value="0.462">
            <text:p>0.46</text:p>
          </table:table-cell>
          <table:table-cell office:value-type="float" office:value="-6542.4097">
            <text:p>-6542.41</text:p>
          </table:table-cell>
        </table:table-row>
        <table:table-row table:style-name="ro1">
          <table:table-cell office:value-type="float" office:value="0.462">
            <text:p>0.46</text:p>
          </table:table-cell>
          <table:table-cell office:value-type="float" office:value="-6347.3994">
            <text:p>-6347.4</text:p>
          </table:table-cell>
        </table:table-row>
        <table:table-row table:style-name="ro1">
          <table:table-cell office:value-type="float" office:value="0.3155">
            <text:p>0.32</text:p>
          </table:table-cell>
          <table:table-cell office:value-type="float" office:value="-6127.0586">
            <text:p>-6127.06</text:p>
          </table:table-cell>
        </table:table-row>
        <table:table-row table:style-name="ro1">
          <table:table-cell office:value-type="float" office:value="0.3232">
            <text:p>0.32</text:p>
          </table:table-cell>
          <table:table-cell office:value-type="float" office:value="-5883.7144">
            <text:p>-5883.71</text:p>
          </table:table-cell>
        </table:table-row>
        <table:table-row table:style-name="ro1">
          <table:table-cell office:value-type="float" office:value="0.3232">
            <text:p>0.32</text:p>
          </table:table-cell>
          <table:table-cell office:value-type="float" office:value="-5620.2178">
            <text:p>-5620.22</text:p>
          </table:table-cell>
        </table:table-row>
        <table:table-row table:style-name="ro1">
          <table:table-cell office:value-type="float" office:value="0.2898">
            <text:p>0.29</text:p>
          </table:table-cell>
          <table:table-cell office:value-type="float" office:value="-5342.209">
            <text:p>-5342.21</text:p>
          </table:table-cell>
        </table:table-row>
        <table:table-row table:style-name="ro1">
          <table:table-cell office:value-type="float" office:value="0.2898">
            <text:p>0.29</text:p>
          </table:table-cell>
          <table:table-cell office:value-type="float" office:value="-5051.7983">
            <text:p>-5051.8</text:p>
          </table:table-cell>
        </table:table-row>
        <table:table-row table:style-name="ro1">
          <table:table-cell office:value-type="float" office:value="0.279">
            <text:p>0.28</text:p>
          </table:table-cell>
          <table:table-cell office:value-type="float" office:value="-4751.8901">
            <text:p>-4751.89</text:p>
          </table:table-cell>
        </table:table-row>
        <table:table-row table:style-name="ro1">
          <table:table-cell office:value-type="float" office:value="0.279">
            <text:p>0.28</text:p>
          </table:table-cell>
          <table:table-cell office:value-type="float" office:value="-4444.1597">
            <text:p>-4444.16</text:p>
          </table:table-cell>
        </table:table-row>
        <table:table-row table:style-name="ro1">
          <table:table-cell office:value-type="float" office:value="0.4215">
            <text:p>0.42</text:p>
          </table:table-cell>
          <table:table-cell office:value-type="float" office:value="-4117.2793">
            <text:p>-4117.28</text:p>
          </table:table-cell>
        </table:table-row>
        <table:table-row table:style-name="ro1">
          <table:table-cell office:value-type="float" office:value="0.4215">
            <text:p>0.42</text:p>
          </table:table-cell>
          <table:table-cell office:value-type="float" office:value="-3773.9326">
            <text:p>-3773.93</text:p>
          </table:table-cell>
        </table:table-row>
        <table:table-row table:style-name="ro1">
          <table:table-cell office:value-type="float" office:value="0.355">
            <text:p>0.36</text:p>
          </table:table-cell>
          <table:table-cell office:value-type="float" office:value="-3422.5847">
            <text:p>-3422.58</text:p>
          </table:table-cell>
        </table:table-row>
        <table:table-row table:style-name="ro1">
          <table:table-cell office:value-type="float" office:value="0.355">
            <text:p>0.36</text:p>
          </table:table-cell>
          <table:table-cell office:value-type="float" office:value="-3064.8936">
            <text:p>-3064.89</text:p>
          </table:table-cell>
        </table:table-row>
        <table:table-row table:style-name="ro1">
          <table:table-cell office:value-type="float" office:value="0.3732">
            <text:p>0.37</text:p>
          </table:table-cell>
          <table:table-cell office:value-type="float" office:value="-2700.7317">
            <text:p>-2700.73</text:p>
          </table:table-cell>
        </table:table-row>
        <table:table-row table:style-name="ro1">
          <table:table-cell office:value-type="float" office:value="0.3732">
            <text:p>0.37</text:p>
          </table:table-cell>
          <table:table-cell office:value-type="float" office:value="-2331.6404">
            <text:p>-2331.64</text:p>
          </table:table-cell>
        </table:table-row>
        <table:table-row table:style-name="ro1">
          <table:table-cell office:value-type="float" office:value="0.4385">
            <text:p>0.44</text:p>
          </table:table-cell>
          <table:table-cell office:value-type="float" office:value="-1953.1322">
            <text:p>-1953.13</text:p>
          </table:table-cell>
        </table:table-row>
        <table:table-row table:style-name="ro1">
          <table:table-cell office:value-type="float" office:value="0.4385">
            <text:p>0.44</text:p>
          </table:table-cell>
          <table:table-cell office:value-type="float" office:value="-1567.0717">
            <text:p>-1567.07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-1159.6796">
            <text:p>-1159.68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-734.0542">
            <text:p>-734.05</text:p>
          </table:table-cell>
        </table:table-row>
        <table:table-row table:style-name="ro1">
          <table:table-cell office:value-type="float" office:value="0.6213">
            <text:p>0.62</text:p>
          </table:table-cell>
          <table:table-cell office:value-type="float" office:value="-292.0244">
            <text:p>-292.02</text:p>
          </table:table-cell>
        </table:table-row>
        <table:table-row table:style-name="ro1">
          <table:table-cell office:value-type="float" office:value="0.6213">
            <text:p>0.62</text:p>
          </table:table-cell>
          <table:table-cell office:value-type="float" office:value="163.7054">
            <text:p>163.71</text:p>
          </table:table-cell>
        </table:table-row>
        <table:table-row table:style-name="ro1">
          <table:table-cell office:value-type="float" office:value="0.5881">
            <text:p>0.59</text:p>
          </table:table-cell>
          <table:table-cell office:value-type="float" office:value="627.6652">
            <text:p>627.67</text:p>
          </table:table-cell>
        </table:table-row>
        <table:table-row table:style-name="ro1">
          <table:table-cell office:value-type="float" office:value="0.5881">
            <text:p>0.59</text:p>
          </table:table-cell>
          <table:table-cell office:value-type="float" office:value="1097.8927">
            <text:p>1097.89</text:p>
          </table:table-cell>
        </table:table-row>
        <table:table-row table:style-name="ro1">
          <table:table-cell office:value-type="float" office:value="0.4019">
            <text:p>0.4</text:p>
          </table:table-cell>
          <table:table-cell office:value-type="float" office:value="1555.7992">
            <text:p>1555.8</text:p>
          </table:table-cell>
        </table:table-row>
        <table:table-row table:style-name="ro1">
          <table:table-cell office:value-type="float" office:value="0.4019">
            <text:p>0.4</text:p>
          </table:table-cell>
          <table:table-cell office:value-type="float" office:value="2001.4413">
            <text:p>2001.44</text:p>
          </table:table-cell>
        </table:table-row>
        <table:table-row table:style-name="ro1">
          <table:table-cell office:value-type="float" office:value="0.304">
            <text:p>0.3</text:p>
          </table:table-cell>
          <table:table-cell office:value-type="float" office:value="2426.0701">
            <text:p>2426.07</text:p>
          </table:table-cell>
        </table:table-row>
        <table:table-row table:style-name="ro1">
          <table:table-cell office:value-type="float" office:value="0.304">
            <text:p>0.3</text:p>
          </table:table-cell>
          <table:table-cell office:value-type="float" office:value="2830.6729">
            <text:p>2830.67</text:p>
          </table:table-cell>
        </table:table-row>
        <table:table-row table:style-name="ro1">
          <table:table-cell office:value-type="float" office:value="0.1868">
            <text:p>0.19</text:p>
          </table:table-cell>
          <table:table-cell office:value-type="float" office:value="3205.6099">
            <text:p>3205.61</text:p>
          </table:table-cell>
        </table:table-row>
        <table:table-row table:style-name="ro1">
          <table:table-cell office:value-type="float" office:value="0.1868">
            <text:p>0.19</text:p>
          </table:table-cell>
          <table:table-cell office:value-type="float" office:value="3552.8357">
            <text:p>3552.84</text:p>
          </table:table-cell>
        </table:table-row>
        <table:table-row table:style-name="ro1">
          <table:table-cell office:value-type="float" office:value="0.0923">
            <text:p>0.09</text:p>
          </table:table-cell>
          <table:table-cell office:value-type="float" office:value="3865.6511">
            <text:p>3865.65</text:p>
          </table:table-cell>
        </table:table-row>
        <table:table-row table:style-name="ro1">
          <table:table-cell office:value-type="float" office:value="0.0923">
            <text:p>0.09</text:p>
          </table:table-cell>
          <table:table-cell office:value-type="float" office:value="4146.6294">
            <text:p>4146.63</text:p>
          </table:table-cell>
        </table:table-row>
        <table:table-row table:style-name="ro1">
          <table:table-cell office:value-type="float" office:value="0.0411">
            <text:p>0.04</text:p>
          </table:table-cell>
          <table:table-cell office:value-type="float" office:value="4393.5586">
            <text:p>4393.56</text:p>
          </table:table-cell>
        </table:table-row>
        <table:table-row table:style-name="ro1">
          <table:table-cell office:value-type="float" office:value="-0.0289">
            <text:p>-0.03</text:p>
          </table:table-cell>
          <table:table-cell office:value-type="float" office:value="4602.8208">
            <text:p>4602.82</text:p>
          </table:table-cell>
        </table:table-row>
        <table:table-row table:style-name="ro1">
          <table:table-cell office:value-type="float" office:value="-0.0289">
            <text:p>-0.03</text:p>
          </table:table-cell>
          <table:table-cell office:value-type="float" office:value="4777.5664">
            <text:p>4777.57</text:p>
          </table:table-cell>
        </table:table-row>
        <table:table-row table:style-name="ro1">
          <table:table-cell office:value-type="float" office:value="-0.0774">
            <text:p>-0.08</text:p>
          </table:table-cell>
          <table:table-cell office:value-type="float" office:value="4916.3408">
            <text:p>4916.34</text:p>
          </table:table-cell>
        </table:table-row>
        <table:table-row table:style-name="ro1">
          <table:table-cell office:value-type="float" office:value="-0.0774">
            <text:p>-0.08</text:p>
          </table:table-cell>
          <table:table-cell office:value-type="float" office:value="5022.3042">
            <text:p>5022.3</text:p>
          </table:table-cell>
        </table:table-row>
        <table:table-row table:style-name="ro1">
          <table:table-cell office:value-type="float" office:value="-0.0842">
            <text:p>-0.08</text:p>
          </table:table-cell>
          <table:table-cell office:value-type="float" office:value="5097.7856">
            <text:p>5097.79</text:p>
          </table:table-cell>
        </table:table-row>
        <table:table-row table:style-name="ro1">
          <table:table-cell office:value-type="float" office:value="-0.0842">
            <text:p>-0.08</text:p>
          </table:table-cell>
          <table:table-cell office:value-type="float" office:value="5145.5684">
            <text:p>5145.57</text:p>
          </table:table-cell>
        </table:table-row>
        <table:table-row table:style-name="ro1">
          <table:table-cell office:value-type="float" office:value="-0.0334">
            <text:p>-0.03</text:p>
          </table:table-cell>
          <table:table-cell office:value-type="float" office:value="5172.814">
            <text:p>5172.81</text:p>
          </table:table-cell>
        </table:table-row>
        <table:table-row table:style-name="ro1">
          <table:table-cell office:value-type="float" office:value="-0.0334">
            <text:p>-0.03</text:p>
          </table:table-cell>
          <table:table-cell office:value-type="float" office:value="5181.4561">
            <text:p>5181.46</text:p>
          </table:table-cell>
        </table:table-row>
        <table:table-row table:style-name="ro1">
          <table:table-cell office:value-type="float" office:value="-0.0153">
            <text:p>-0.02</text:p>
          </table:table-cell>
          <table:table-cell office:value-type="float" office:value="5174.917">
            <text:p>5174.92</text:p>
          </table:table-cell>
        </table:table-row>
        <table:table-row table:style-name="ro1">
          <table:table-cell office:value-type="float" office:value="-0.0153">
            <text:p>-0.02</text:p>
          </table:table-cell>
          <table:table-cell office:value-type="float" office:value="5154.6934">
            <text:p>5154.69</text:p>
          </table:table-cell>
        </table:table-row>
        <table:table-row table:style-name="ro1">
          <table:table-cell office:value-type="float" office:value="-0.0185">
            <text:p>-0.02</text:p>
          </table:table-cell>
          <table:table-cell office:value-type="float" office:value="5121.8838">
            <text:p>5121.88</text:p>
          </table:table-cell>
        </table:table-row>
        <table:table-row table:style-name="ro1">
          <table:table-cell office:value-type="float" office:value="-0.0185">
            <text:p>-0.02</text:p>
          </table:table-cell>
          <table:table-cell office:value-type="float" office:value="5077.7969">
            <text:p>5077.8</text:p>
          </table:table-cell>
        </table:table-row>
        <table:table-row table:style-name="ro1">
          <table:table-cell office:value-type="float" office:value="-0.0197">
            <text:p>-0.02</text:p>
          </table:table-cell>
          <table:table-cell office:value-type="float" office:value="5023.5327">
            <text:p>5023.53</text:p>
          </table:table-cell>
        </table:table-row>
        <table:table-row table:style-name="ro1">
          <table:table-cell office:value-type="float" office:value="-0.0197">
            <text:p>-0.02</text:p>
          </table:table-cell>
          <table:table-cell office:value-type="float" office:value="4960.2187">
            <text:p>4960.22</text:p>
          </table:table-cell>
        </table:table-row>
        <table:table-row table:style-name="ro1">
          <table:table-cell office:value-type="float" office:value="0.0051">
            <text:p>0.01</text:p>
          </table:table-cell>
          <table:table-cell office:value-type="float" office:value="4891.1426">
            <text:p>4891.14</text:p>
          </table:table-cell>
        </table:table-row>
        <table:table-row table:style-name="ro1">
          <table:table-cell office:value-type="float" office:value="0.0051">
            <text:p>0.01</text:p>
          </table:table-cell>
          <table:table-cell office:value-type="float" office:value="4817.0381">
            <text:p>4817.04</text:p>
          </table:table-cell>
        </table:table-row>
        <table:table-row table:style-name="ro1">
          <table:table-cell office:value-type="float" office:value="0.0171">
            <text:p>0.02</text:p>
          </table:table-cell>
          <table:table-cell office:value-type="float" office:value="4739.6597">
            <text:p>4739.66</text:p>
          </table:table-cell>
        </table:table-row>
        <table:table-row table:style-name="ro1">
          <table:table-cell office:value-type="float" office:value="0.0171">
            <text:p>0.02</text:p>
          </table:table-cell>
          <table:table-cell office:value-type="float" office:value="4659.521">
            <text:p>4659.52</text:p>
          </table:table-cell>
        </table:table-row>
        <table:table-row table:style-name="ro1">
          <table:table-cell office:value-type="float" office:value="0.0304">
            <text:p>0.03</text:p>
          </table:table-cell>
          <table:table-cell office:value-type="float" office:value="4578.2905">
            <text:p>4578.29</text:p>
          </table:table-cell>
        </table:table-row>
        <table:table-row table:style-name="ro1">
          <table:table-cell office:value-type="float" office:value="0.0304">
            <text:p>0.03</text:p>
          </table:table-cell>
          <table:table-cell office:value-type="float" office:value="4496.2783">
            <text:p>4496.28</text:p>
          </table:table-cell>
        </table:table-row>
        <table:table-row table:style-name="ro1">
          <table:table-cell office:value-type="float" office:value="0.0408">
            <text:p>0.04</text:p>
          </table:table-cell>
          <table:table-cell office:value-type="float" office:value="4414.7017">
            <text:p>4414.7</text:p>
          </table:table-cell>
        </table:table-row>
        <table:table-row table:style-name="ro1">
          <table:table-cell office:value-type="float" office:value="0.0408">
            <text:p>0.04</text:p>
          </table:table-cell>
          <table:table-cell office:value-type="float" office:value="4333.7217">
            <text:p>4333.72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4251.6333">
            <text:p>4251.63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4168.7495">
            <text:p>4168.75</text:p>
          </table:table-cell>
        </table:table-row>
        <table:table-row table:style-name="ro1">
          <table:table-cell office:value-type="float" office:value="0.0302">
            <text:p>0.03</text:p>
          </table:table-cell>
          <table:table-cell office:value-type="float" office:value="4086.2468">
            <text:p>4086.25</text:p>
          </table:table-cell>
        </table:table-row>
        <table:table-row table:style-name="ro1">
          <table:table-cell office:value-type="float" office:value="0.0302">
            <text:p>0.03</text:p>
          </table:table-cell>
          <table:table-cell office:value-type="float" office:value="4004.2944">
            <text:p>4004.29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office:value-type="float" office:value="3920.8633">
            <text:p>3920.86</text:p>
          </table:table-cell>
        </table:table-row>
        <table:table-row table:style-name="ro1">
          <table:table-cell office:value-type="float" office:value="-0.0019">
            <text:p>0</text:p>
          </table:table-cell>
          <table:table-cell office:value-type="float" office:value="3835.5908">
            <text:p>3835.59</text:p>
          </table:table-cell>
        </table:table-row>
        <table:table-row table:style-name="ro1">
          <table:table-cell office:value-type="float" office:value="-0.0019">
            <text:p>0</text:p>
          </table:table-cell>
          <table:table-cell office:value-type="float" office:value="3748.8696">
            <text:p>3748.87</text:p>
          </table:table-cell>
        </table:table-row>
        <table:table-row table:style-name="ro1">
          <table:table-cell office:value-type="float" office:value="-0.003">
            <text:p>0</text:p>
          </table:table-cell>
          <table:table-cell office:value-type="float" office:value="3660.9587">
            <text:p>3660.96</text:p>
          </table:table-cell>
        </table:table-row>
        <table:table-row table:style-name="ro1">
          <table:table-cell office:value-type="float" office:value="-0.003">
            <text:p>0</text:p>
          </table:table-cell>
          <table:table-cell office:value-type="float" office:value="3572.1938">
            <text:p>3572.19</text:p>
          </table:table-cell>
        </table:table-row>
        <table:table-row table:style-name="ro1">
          <table:table-cell office:value-type="float" office:value="-0.0051">
            <text:p>-0.01</text:p>
          </table:table-cell>
          <table:table-cell office:value-type="float" office:value="3482.6931">
            <text:p>3482.69</text:p>
          </table:table-cell>
        </table:table-row>
        <table:table-row table:style-name="ro1">
          <table:table-cell office:value-type="float" office:value="-0.0051">
            <text:p>-0.01</text:p>
          </table:table-cell>
          <table:table-cell office:value-type="float" office:value="3392.7517">
            <text:p>3392.75</text:p>
          </table:table-cell>
        </table:table-row>
        <table:table-row table:style-name="ro1">
          <table:table-cell office:value-type="float" office:value="-0.004">
            <text:p>0</text:p>
          </table:table-cell>
          <table:table-cell office:value-type="float" office:value="3302.7366">
            <text:p>3302.74</text:p>
          </table:table-cell>
        </table:table-row>
        <table:table-row table:style-name="ro1">
          <table:table-cell office:value-type="float" office:value="-0.004">
            <text:p>0</text:p>
          </table:table-cell>
          <table:table-cell office:value-type="float" office:value="3212.8801">
            <text:p>3212.88</text:p>
          </table:table-cell>
        </table:table-row>
        <table:table-row table:style-name="ro1">
          <table:table-cell office:value-type="float" office:value="0.0105">
            <text:p>0.01</text:p>
          </table:table-cell>
          <table:table-cell office:value-type="float" office:value="3124.7019">
            <text:p>3124.7</text:p>
          </table:table-cell>
        </table:table-row>
        <table:table-row table:style-name="ro1">
          <table:table-cell office:value-type="float" office:value="0.0105">
            <text:p>0.01</text:p>
          </table:table-cell>
          <table:table-cell office:value-type="float" office:value="3038.2583">
            <text:p>3038.26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2954.5107">
            <text:p>2954.51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2873.4053">
            <text:p>2873.41</text:p>
          </table:table-cell>
        </table:table-row>
        <table:table-row table:style-name="ro1">
          <table:table-cell office:value-type="float" office:value="0.0249">
            <text:p>0.02</text:p>
          </table:table-cell>
          <table:table-cell office:value-type="float" office:value="2795.2725">
            <text:p>2795.27</text:p>
          </table:table-cell>
        </table:table-row>
        <table:table-row table:style-name="ro1">
          <table:table-cell office:value-type="float" office:value="0.0249">
            <text:p>0.02</text:p>
          </table:table-cell>
          <table:table-cell office:value-type="float" office:value="2720.0178">
            <text:p>2720.02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2647.0425">
            <text:p>2647.04</text:p>
          </table:table-cell>
        </table:table-row>
        <table:table-row table:style-name="ro1">
          <table:table-cell office:value-type="float" office:value="0.0193">
            <text:p>0.02</text:p>
          </table:table-cell>
          <table:table-cell office:value-type="float" office:value="2576.3066">
            <text:p>2576.31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2508.2424">
            <text:p>2508.24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2442.759">
            <text:p>2442.76</text:p>
          </table:table-cell>
        </table:table-row>
        <table:table-row table:style-name="ro1">
          <table:table-cell office:value-type="float" office:value="0.0143">
            <text:p>0.01</text:p>
          </table:table-cell>
          <table:table-cell office:value-type="float" office:value="2378.844">
            <text:p>2378.84</text:p>
          </table:table-cell>
        </table:table-row>
        <table:table-row table:style-name="ro1">
          <table:table-cell office:value-type="float" office:value="0.0143">
            <text:p>0.01</text:p>
          </table:table-cell>
          <table:table-cell office:value-type="float" office:value="2316.5042">
            <text:p>2316.5</text:p>
          </table:table-cell>
        </table:table-row>
        <table:table-row table:style-name="ro1">
          <table:table-cell office:value-type="float" office:value="0.0114">
            <text:p>0.01</text:p>
          </table:table-cell>
          <table:table-cell office:value-type="float" office:value="2255.4775">
            <text:p>2255.48</text:p>
          </table:table-cell>
        </table:table-row>
        <table:table-row table:style-name="ro1">
          <table:table-cell office:value-type="float" office:value="0.0114">
            <text:p>0.01</text:p>
          </table:table-cell>
          <table:table-cell office:value-type="float" office:value="2195.7886">
            <text:p>2195.79</text:p>
          </table:table-cell>
        </table:table-row>
        <table:table-row table:style-name="ro1">
          <table:table-cell office:value-type="float" office:value="-0.0052">
            <text:p>-0.01</text:p>
          </table:table-cell>
          <table:table-cell office:value-type="float" office:value="2135.9587">
            <text:p>2135.96</text:p>
          </table:table-cell>
        </table:table-row>
        <table:table-row table:style-name="ro1">
          <table:table-cell office:value-type="float" office:value="-0.0052">
            <text:p>-0.01</text:p>
          </table:table-cell>
          <table:table-cell office:value-type="float" office:value="2076.1514">
            <text:p>2076.15</text:p>
          </table:table-cell>
        </table:table-row>
        <table:table-row table:style-name="ro1">
          <table:table-cell office:value-type="float" office:value="-0.0125">
            <text:p>-0.01</text:p>
          </table:table-cell>
          <table:table-cell office:value-type="float" office:value="2015.8531">
            <text:p>2015.85</text:p>
          </table:table-cell>
        </table:table-row>
        <table:table-row table:style-name="ro1">
          <table:table-cell office:value-type="float" office:value="-0.0125">
            <text:p>-0.01</text:p>
          </table:table-cell>
          <table:table-cell office:value-type="float" office:value="1955.2626">
            <text:p>1955.26</text:p>
          </table:table-cell>
        </table:table-row>
        <table:table-row table:style-name="ro1">
          <table:table-cell office:value-type="float" office:value="-0.0033">
            <text:p>0</text:p>
          </table:table-cell>
          <table:table-cell office:value-type="float" office:value="1895.3966">
            <text:p>1895.4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1837.1268">
            <text:p>1837.13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1780.4434">
            <text:p>1780.44</text:p>
          </table:table-cell>
        </table:table-row>
        <table:table-row table:style-name="ro1">
          <table:table-cell office:value-type="float" office:value="-0.0036">
            <text:p>0</text:p>
          </table:table-cell>
          <table:table-cell office:value-type="float" office:value="1724.5074">
            <text:p>1724.51</text:p>
          </table:table-cell>
        </table:table-row>
        <table:table-row table:style-name="ro1">
          <table:table-cell office:value-type="float" office:value="-0.0036">
            <text:p>0</text:p>
          </table:table-cell>
          <table:table-cell office:value-type="float" office:value="1669.386">
            <text:p>1669.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5/28/2015</text:date>, <text:time>23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4M</meta:editing-duration>
    <meta:editing-cycles>4</meta:editing-cycles>
    <meta:generator>OpenOffice.org/3.4.1$Win32 OpenOffice.org_project/341m1$Build-9593</meta:generator>
    <dc:date>2015-05-28T23:52:13.80</dc:date>
    <meta:document-statistic meta:table-count="5" meta:cell-count="509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104Hz.A1:104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4Hz.B1:104Hz.B500" chart:class="chart:scatter">
            <chart:domain table:cell-range-address="104Hz.A1:104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4Hz.A1:104Hz.A500</svg:desc>
                </draw:g>
              </table:table-cell>
              <table:table-cell office:value-type="float" office:value="0.045">
                <text:p>0.045</text:p>
                <draw:g>
                  <svg:desc>104Hz.B1:104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1">
                <text:p>0.0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83">
                <text:p>-0.0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591">
                <text:p>0.0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0061">
                <text:p>-0.0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497">
                <text:p>0.04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0155">
                <text:p>-0.01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0206">
                <text:p>-0.0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0061">
                <text:p>-0.00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0067">
                <text:p>-0.0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0162">
                <text:p>-0.0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0295">
                <text:p>-0.0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294">
                <text:p>-0.02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373">
                <text:p>-0.03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566">
                <text:p>-0.05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005">
                <text:p>-0.1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924">
                <text:p>-0.19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2558">
                <text:p>-0.2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3285">
                <text:p>-0.3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3899">
                <text:p>-0.38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431">
                <text:p>-0.4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4855">
                <text:p>-0.48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5695">
                <text:p>-0.56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6619">
                <text:p>-0.66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7656">
                <text:p>-0.76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858">
                <text:p>-0.8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9168">
                <text:p>-0.9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9386">
                <text:p>-0.9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8876">
                <text:p>-0.88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8182">
                <text:p>-0.8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7138">
                <text:p>-0.7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5966">
                <text:p>-0.59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5036">
                <text:p>-0.50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427">
                <text:p>-0.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3784">
                <text:p>-0.37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3024">
                <text:p>-0.3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3046">
                <text:p>-0.30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221">
                <text:p>-0.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1089">
                <text:p>-0.10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0319">
                <text:p>-0.03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452">
                <text:p>0.24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291">
                <text:p>0.22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3759">
                <text:p>0.37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5106">
                <text:p>0.51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4921">
                <text:p>0.49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4723">
                <text:p>0.47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9453">
                <text:p>0.94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9486">
                <text:p>0.94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9328">
                <text:p>0.93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8617">
                <text:p>0.86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7594">
                <text:p>0.75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5335">
                <text:p>0.53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3752">
                <text:p>0.3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398">
                <text:p>0.23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1697">
                <text:p>0.1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0174">
                <text:p>-0.01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0234">
                <text:p>-0.02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0223">
                <text:p>-0.0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0203">
                <text:p>-0.02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354">
                <text:p>-0.0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0189">
                <text:p>-0.01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0321">
                <text:p>-0.03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227">
                <text:p>-0.02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247">
                <text:p>0.02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0053">
                <text:p>-0.00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78">
                <text:p>-0.00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0.0067">
                <text:p>-0.00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181">
                <text:p>0.0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26Hz.A1:26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6Hz.B1:26Hz.B500" chart:class="chart:scatter">
            <chart:domain table:cell-range-address="26Hz.A1:26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6Hz.A1:26Hz.A500</svg:desc>
                </draw:g>
              </table:table-cell>
              <table:table-cell office:value-type="float" office:value="-0.0191">
                <text:p>-0.0191</text:p>
                <draw:g>
                  <svg:desc>26Hz.B1:26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191">
                <text:p>-0.0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191">
                <text:p>-0.0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191">
                <text:p>-0.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0075">
                <text:p>-0.00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0075">
                <text:p>-0.00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0075">
                <text:p>-0.00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0075">
                <text:p>-0.00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405">
                <text:p>-0.04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405">
                <text:p>-0.0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405">
                <text:p>-0.04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1105">
                <text:p>-0.1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1105">
                <text:p>-0.1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1105">
                <text:p>-0.1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1105">
                <text:p>-0.1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1816">
                <text:p>-0.18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1816">
                <text:p>-0.1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1816">
                <text:p>-0.1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1816">
                <text:p>-0.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3622">
                <text:p>-0.36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3622">
                <text:p>-0.36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3622">
                <text:p>-0.3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3622">
                <text:p>-0.36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5925">
                <text:p>-0.59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5925">
                <text:p>-0.59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5925">
                <text:p>-0.5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5925">
                <text:p>-0.5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6445">
                <text:p>-0.6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6445">
                <text:p>-0.64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6445">
                <text:p>-0.64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6445">
                <text:p>-0.64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5103">
                <text:p>-0.5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5103">
                <text:p>-0.5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5103">
                <text:p>-0.5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5103">
                <text:p>-0.51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2005">
                <text:p>-0.2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2005">
                <text:p>-0.2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2005">
                <text:p>-0.20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2005">
                <text:p>-0.20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1129">
                <text:p>-0.11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1129">
                <text:p>-0.1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1129">
                <text:p>-0.1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2632">
                <text:p>0.26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632">
                <text:p>0.2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632">
                <text:p>0.26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632">
                <text:p>0.26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662">
                <text:p>0.26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4429">
                <text:p>0.44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4429">
                <text:p>0.4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4429">
                <text:p>0.44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259">
                <text:p>0.32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59">
                <text:p>0.3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59">
                <text:p>0.3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259">
                <text:p>0.3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543">
                <text:p>0.05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0.0067">
                <text:p>-0.00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37">
                <text:p>0.0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1666Hz.A1:1666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666Hz.B1:1666Hz.B500" chart:class="chart:scatter">
            <chart:domain table:cell-range-address="1666Hz.A1:1666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666Hz.A1:1666Hz.A500</svg:desc>
                </draw:g>
              </table:table-cell>
              <table:table-cell office:value-type="float" office:value="0.0208">
                <text:p>0.0208</text:p>
                <draw:g>
                  <svg:desc>1666Hz.B1:1666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317">
                <text:p>0.0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391">
                <text:p>0.0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292">
                <text:p>0.0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261">
                <text:p>-0.0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0307">
                <text:p>-0.0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0818">
                <text:p>-0.0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1764">
                <text:p>-0.17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1988">
                <text:p>-0.19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2486">
                <text:p>-0.2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3347">
                <text:p>-0.33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3433">
                <text:p>-0.34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4789">
                <text:p>-0.47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5321">
                <text:p>-0.5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6566">
                <text:p>-0.6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746">
                <text:p>-0.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7714">
                <text:p>-0.7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7964">
                <text:p>-0.7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7643">
                <text:p>-0.7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6565">
                <text:p>-0.65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6545">
                <text:p>-0.6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5027">
                <text:p>-0.50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3914">
                <text:p>-0.39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4168">
                <text:p>-0.41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3433">
                <text:p>-0.3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3324">
                <text:p>-0.3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2302">
                <text:p>-0.2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2395">
                <text:p>-0.2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1599">
                <text:p>-0.1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571">
                <text:p>-0.0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569">
                <text:p>-0.05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945">
                <text:p>-0.0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1036">
                <text:p>0.10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1387">
                <text:p>0.13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1899">
                <text:p>0.18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1184">
                <text:p>0.11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0211">
                <text:p>-0.0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0739">
                <text:p>-0.07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167">
                <text:p>-0.11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1286">
                <text:p>-0.12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151">
                <text:p>0.21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4041">
                <text:p>0.4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4201">
                <text:p>0.4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5409">
                <text:p>0.54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6981">
                <text:p>0.69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7841">
                <text:p>0.78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8427">
                <text:p>0.8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8367">
                <text:p>0.83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7473">
                <text:p>0.74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6321">
                <text:p>0.63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4747">
                <text:p>0.47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2357">
                <text:p>0.23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836">
                <text:p>0.18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491">
                <text:p>0.04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366">
                <text:p>0.03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385">
                <text:p>-0.03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0077">
                <text:p>-0.0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0089">
                <text:p>-0.00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319">
                <text:p>0.03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091">
                <text:p>-0.00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0341">
                <text:p>-0.0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0393">
                <text:p>-0.03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261">
                <text:p>-0.02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191">
                <text:p>-0.01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178">
                <text:p>-0.01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0013">
                <text:p>-0.00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305">
                <text:p>-0.03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383">
                <text:p>-0.03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091">
                <text:p>-0.00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071">
                <text:p>-0.00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0029">
                <text:p>-0.00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0094">
                <text:p>-0.00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167">
                <text:p>-0.01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263">
                <text:p>-0.02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158">
                <text:p>-0.01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413">
                <text:p>-0.0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382">
                <text:p>-0.03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345">
                <text:p>-0.03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74">
                <text:p>-0.00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461">
                <text:p>0.04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193">
                <text:p>-0.01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169">
                <text:p>-0.01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4.191cm" style:legend-expansion="high" chart:style-name="ch2"/>
        <chart:plot-area chart:style-name="ch3" table:cell-range-address="52Hz.A1:52Hz.B500" svg:x="1.149cm" svg:y="0.855cm" svg:width="29.588cm" svg:height="7.552cm">
          <chartooo:coordinate-region svg:x="1.982cm" svg:y="1.067cm" svg:width="28.47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2Hz.B1:52Hz.B500" chart:class="chart:scatter">
            <chart:domain table:cell-range-address="52Hz.A1:52Hz.A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2Hz.A1:52Hz.A500</svg:desc>
                </draw:g>
              </table:table-cell>
              <table:table-cell office:value-type="float" office:value="0.0165">
                <text:p>0.0165</text:p>
                <draw:g>
                  <svg:desc>52Hz.B1:52Hz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67">
                <text:p>0.0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99">
                <text:p>0.0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089">
                <text:p>-0.0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089">
                <text:p>-0.0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351">
                <text:p>-0.03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351">
                <text:p>-0.0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0483">
                <text:p>-0.0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0483">
                <text:p>-0.0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2088">
                <text:p>-0.2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2088">
                <text:p>-0.20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2885">
                <text:p>-0.28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2885">
                <text:p>-0.28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4225">
                <text:p>-0.42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4225">
                <text:p>-0.4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5656">
                <text:p>-0.5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5656">
                <text:p>-0.5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7242">
                <text:p>-0.7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7909">
                <text:p>-0.7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7909">
                <text:p>-0.7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731">
                <text:p>-0.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731">
                <text:p>-0.7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5831">
                <text:p>-0.58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5831">
                <text:p>-0.5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4509">
                <text:p>-0.4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4509">
                <text:p>-0.4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3752">
                <text:p>-0.3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3752">
                <text:p>-0.3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2891">
                <text:p>-0.2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2891">
                <text:p>-0.28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2169">
                <text:p>-0.2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2169">
                <text:p>-0.2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445">
                <text:p>0.1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445">
                <text:p>0.1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55">
                <text:p>0.31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898">
                <text:p>0.2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898">
                <text:p>0.28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4215">
                <text:p>0.42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4215">
                <text:p>0.4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732">
                <text:p>0.37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732">
                <text:p>0.37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4385">
                <text:p>0.4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4385">
                <text:p>0.43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6213">
                <text:p>0.6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6213">
                <text:p>0.6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5881">
                <text:p>0.58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881">
                <text:p>0.58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4019">
                <text:p>0.4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4019">
                <text:p>0.4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1868">
                <text:p>0.18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1868">
                <text:p>0.18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923">
                <text:p>0.09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923">
                <text:p>0.09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0289">
                <text:p>-0.02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0289">
                <text:p>-0.02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334">
                <text:p>-0.0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334">
                <text:p>-0.0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185">
                <text:p>-0.01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185">
                <text:p>-0.0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197">
                <text:p>-0.0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197">
                <text:p>-0.01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0394">
                <text:p>-0.03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0145">
                <text:p>-0.01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255">
                <text:p>-0.0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0113">
                <text:p>-0.01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127">
                <text:p>-0.01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201">
                <text:p>-0.02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358">
                <text:p>-0.03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122">
                <text:p>-0.01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0129">
                <text:p>-0.01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194">
                <text:p>-0.01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83">
                <text:p>0.0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0.0067">
                <text:p>-0.00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138">
                <text:p>0.01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131">
                <text:p>0.01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37">
                <text:p>0.04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